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8in"/>
    </style:style>
    <style:style style:name="co2" style:family="table-column">
      <style:table-column-properties fo:break-before="auto" style:column-width="1.8272in"/>
    </style:style>
    <style:style style:name="co3" style:family="table-column">
      <style:table-column-properties fo:break-before="auto" style:column-width="2.3335in"/>
    </style:style>
    <style:style style:name="co4" style:family="table-column">
      <style:table-column-properties fo:break-before="auto" style:column-width="1.3472in"/>
    </style:style>
    <style:style style:name="co5" style:family="table-column">
      <style:table-column-properties fo:break-before="auto" style:column-width="1.3752in"/>
    </style:style>
    <style:style style:name="co6" style:family="table-column">
      <style:table-column-properties fo:break-before="auto" style:column-width="1.3937in"/>
    </style:style>
    <style:style style:name="co7" style:family="table-column">
      <style:table-column-properties fo:break-before="auto" style:column-width="1.1984in"/>
    </style:style>
    <style:style style:name="co8" style:family="table-column">
      <style:table-column-properties fo:break-before="auto" style:column-width="1.1146in"/>
    </style:style>
    <style:style style:name="co9" style:family="table-column">
      <style:table-column-properties fo:break-before="auto" style:column-width="1.598in"/>
    </style:style>
    <style:style style:name="co10" style:family="table-column">
      <style:table-column-properties fo:break-before="auto" style:column-width="1.187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9335in"/>
    </style:style>
    <style:style style:name="co13" style:family="table-column">
      <style:table-column-properties fo:break-before="auto" style:column-width="1.4217in"/>
    </style:style>
    <style:style style:name="ro1" style:family="table-row">
      <style:table-row-properties style:row-height="0.3283in" fo:break-before="auto" style:use-optimal-row-height="true"/>
    </style:style>
    <style:style style:name="ro2" style:family="table-row">
      <style:table-row-properties style:row-height="0.1665in" fo:break-before="auto" style:use-optimal-row-height="true"/>
    </style:style>
    <style:style style:name="ro3" style:family="table-row">
      <style:table-row-properties style:row-height="0.216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style:text-outline="false" style:text-line-through-style="none" style:font-name="Menlo-Regular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enlo-Regular" style:font-size-asian="13pt" style:language-asian="en" style:country-asian="US" style:font-style-asian="normal" style:font-weight-asian="normal" style:font-size-complex="7.34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6" table:default-cell-style-name="Default"/>
        <table:table-column table:style-name="co7" table:visibility="collapse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/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 table:style-name="ce1" office:value-type="string">
            <text:p>Housing Price</text:p>
            <text:p>Studio</text:p>
          </table:table-cell>
          <table:table-cell table:style-name="ce1" office:value-type="string">
            <text:p>Housing Price</text:p>
            <text:p>1 bed</text:p>
          </table:table-cell>
          <table:table-cell table:style-name="ce1" office:value-type="string">
            <text:p>Housing Price</text:p>
            <text:p>2 beds</text:p>
          </table:table-cell>
          <table:table-cell table:style-name="ce3" office:value-type="string">
            <text:p>No of schools</text:p>
          </table:table-cell>
          <table:table-cell table:style-name="ce3" office:value-type="string">
            <text:p>Distance to</text:p>
            <text:p>The school</text:p>
          </table:table-cell>
          <table:table-cell table:style-name="ce3" office:value-type="string">
            <text:p>No of Hospital</text:p>
          </table:table-cell>
          <table:table-cell table:style-name="ce3" office:value-type="string">
            <text:p>Distance to </text:p>
            <text:p>The hospital</text:p>
          </table:table-cell>
          <table:table-cell table:style-name="ce3" office:value-type="string">
            <text:p>No of resturants</text:p>
          </table:table-cell>
          <table:table-cell table:style-name="ce3" office:value-type="string">
            <text:p>No of Banks</text:p>
          </table:table-cell>
          <table:table-cell table:style-name="ce3" office:value-type="string">
            <text:p>criminal rate</text:p>
          </table:table-cell>
          <table:table-cell table:style-name="ce3" office:value-type="string">
            <text:p>density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table:number-columns-repeated="11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 table:number-columns-repeated="11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 table:number-columns-repeated="11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 table:number-columns-repeated="11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table:number-columns-repeated="11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 table:number-columns-repeated="11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 table:number-columns-repeated="11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table:number-columns-repeated="1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table:number-columns-repeated="11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table:number-columns-repeated="1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 table:number-columns-repeated="1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table:number-columns-repeated="11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 table:number-columns-repeated="11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 table:number-columns-repeated="11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table:number-columns-repeated="11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 table:number-columns-repeated="11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 table:number-columns-repeated="11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 table:number-columns-repeated="11"/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table:number-columns-repeated="11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 table:number-columns-repeated="11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 table:number-columns-repeated="11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 table:number-columns-repeated="11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table:number-columns-repeated="1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 table:number-columns-repeated="11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 table:number-columns-repeated="1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 table:number-columns-repeated="11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table:number-columns-repeated="11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 table:number-columns-repeated="11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table:number-columns-repeated="11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 table:number-columns-repeated="11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table:number-columns-repeated="11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table:number-columns-repeated="11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table:number-columns-repeated="11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 table:number-columns-repeated="11"/>
        </table:table-row>
        <table:table-row table:style-name="ro2">
          <table:table-cell office:value-type="float" office:value="34">
            <text:p>34</text:p>
          </table:table-cell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 table:number-columns-repeated="11"/>
        </table:table-row>
        <table:table-row table:style-name="ro2">
          <table:table-cell office:value-type="float" office:value="35">
            <text:p>35</text:p>
          </table:table-cell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table:number-columns-repeated="11"/>
        </table:table-row>
        <table:table-row table:style-name="ro2">
          <table:table-cell office:value-type="float" office:value="36">
            <text:p>36</text:p>
          </table:table-cell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table:number-columns-repeated="11"/>
        </table:table-row>
        <table:table-row table:style-name="ro2">
          <table:table-cell office:value-type="float" office:value="37">
            <text:p>37</text:p>
          </table:table-cell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table:number-columns-repeated="11"/>
        </table:table-row>
        <table:table-row table:style-name="ro2">
          <table:table-cell office:value-type="float" office:value="38">
            <text:p>38</text:p>
          </table:table-cell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table:number-columns-repeated="11"/>
        </table:table-row>
        <table:table-row table:style-name="ro2">
          <table:table-cell office:value-type="float" office:value="39">
            <text:p>39</text:p>
          </table:table-cell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 table:number-columns-repeated="11"/>
        </table:table-row>
        <table:table-row table:style-name="ro2">
          <table:table-cell office:value-type="float" office:value="40">
            <text:p>40</text:p>
          </table:table-cell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 table:number-columns-repeated="11"/>
        </table:table-row>
        <table:table-row table:style-name="ro2">
          <table:table-cell office:value-type="float" office:value="41">
            <text:p>41</text:p>
          </table:table-cell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table:number-columns-repeated="11"/>
        </table:table-row>
        <table:table-row table:style-name="ro2">
          <table:table-cell office:value-type="float" office:value="42">
            <text:p>42</text:p>
          </table:table-cell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table:number-columns-repeated="11"/>
        </table:table-row>
        <table:table-row table:style-name="ro2">
          <table:table-cell office:value-type="float" office:value="43">
            <text:p>43</text:p>
          </table:table-cell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 table:number-columns-repeated="11"/>
        </table:table-row>
        <table:table-row table:style-name="ro2">
          <table:table-cell office:value-type="float" office:value="44">
            <text:p>44</text:p>
          </table:table-cell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table:number-columns-repeated="11"/>
        </table:table-row>
        <table:table-row table:style-name="ro2">
          <table:table-cell office:value-type="float" office:value="45">
            <text:p>45</text:p>
          </table:table-cell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 table:number-columns-repeated="11"/>
        </table:table-row>
        <table:table-row table:style-name="ro2">
          <table:table-cell office:value-type="float" office:value="46">
            <text:p>46</text:p>
          </table:table-cell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 table:number-columns-repeated="11"/>
        </table:table-row>
        <table:table-row table:style-name="ro2">
          <table:table-cell office:value-type="float" office:value="47">
            <text:p>47</text:p>
          </table:table-cell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 table:number-columns-repeated="11"/>
        </table:table-row>
        <table:table-row table:style-name="ro2">
          <table:table-cell office:value-type="float" office:value="48">
            <text:p>48</text:p>
          </table:table-cell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table:number-columns-repeated="11"/>
        </table:table-row>
        <table:table-row table:style-name="ro2">
          <table:table-cell office:value-type="float" office:value="49">
            <text:p>49</text:p>
          </table:table-cell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 table:number-columns-repeated="11"/>
        </table:table-row>
        <table:table-row table:style-name="ro2">
          <table:table-cell office:value-type="float" office:value="50">
            <text:p>50</text:p>
          </table:table-cell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 table:number-columns-repeated="11"/>
        </table:table-row>
        <table:table-row table:style-name="ro2">
          <table:table-cell office:value-type="float" office:value="51">
            <text:p>51</text:p>
          </table:table-cell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 table:number-columns-repeated="11"/>
        </table:table-row>
        <table:table-row table:style-name="ro2">
          <table:table-cell office:value-type="float" office:value="52">
            <text:p>52</text:p>
          </table:table-cell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table:number-columns-repeated="11"/>
        </table:table-row>
        <table:table-row table:style-name="ro2">
          <table:table-cell office:value-type="float" office:value="53">
            <text:p>53</text:p>
          </table:table-cell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 table:number-columns-repeated="11"/>
        </table:table-row>
        <table:table-row table:style-name="ro2">
          <table:table-cell office:value-type="float" office:value="54">
            <text:p>54</text:p>
          </table:table-cell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 table:number-columns-repeated="11"/>
        </table:table-row>
        <table:table-row table:style-name="ro2">
          <table:table-cell office:value-type="float" office:value="55">
            <text:p>55</text:p>
          </table:table-cell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 table:number-columns-repeated="11"/>
        </table:table-row>
        <table:table-row table:style-name="ro2">
          <table:table-cell office:value-type="float" office:value="56">
            <text:p>56</text:p>
          </table:table-cell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 table:number-columns-repeated="11"/>
        </table:table-row>
        <table:table-row table:style-name="ro2">
          <table:table-cell office:value-type="float" office:value="57">
            <text:p>57</text:p>
          </table:table-cell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 table:number-columns-repeated="11"/>
        </table:table-row>
        <table:table-row table:style-name="ro2">
          <table:table-cell office:value-type="float" office:value="58">
            <text:p>58</text:p>
          </table:table-cell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table:number-columns-repeated="11"/>
        </table:table-row>
        <table:table-row table:style-name="ro2">
          <table:table-cell office:value-type="float" office:value="59">
            <text:p>59</text:p>
          </table:table-cell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table:number-columns-repeated="11"/>
        </table:table-row>
        <table:table-row table:style-name="ro2">
          <table:table-cell office:value-type="float" office:value="60">
            <text:p>60</text:p>
          </table:table-cell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 table:number-columns-repeated="11"/>
        </table:table-row>
        <table:table-row table:style-name="ro2">
          <table:table-cell office:value-type="float" office:value="61">
            <text:p>61</text:p>
          </table:table-cell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table:number-columns-repeated="11"/>
        </table:table-row>
        <table:table-row table:style-name="ro2">
          <table:table-cell office:value-type="float" office:value="62">
            <text:p>62</text:p>
          </table:table-cell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 table:number-columns-repeated="11"/>
        </table:table-row>
        <table:table-row table:style-name="ro2">
          <table:table-cell office:value-type="float" office:value="63">
            <text:p>63</text:p>
          </table:table-cell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 table:number-columns-repeated="11"/>
        </table:table-row>
        <table:table-row table:style-name="ro2">
          <table:table-cell office:value-type="float" office:value="64">
            <text:p>64</text:p>
          </table:table-cell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 table:number-columns-repeated="11"/>
        </table:table-row>
        <table:table-row table:style-name="ro2">
          <table:table-cell office:value-type="float" office:value="65">
            <text:p>65</text:p>
          </table:table-cell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 table:number-columns-repeated="11"/>
        </table:table-row>
        <table:table-row table:style-name="ro2">
          <table:table-cell office:value-type="float" office:value="66">
            <text:p>66</text:p>
          </table:table-cell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 table:number-columns-repeated="11"/>
        </table:table-row>
        <table:table-row table:style-name="ro2">
          <table:table-cell office:value-type="float" office:value="67">
            <text:p>67</text:p>
          </table:table-cell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table:number-columns-repeated="11"/>
        </table:table-row>
        <table:table-row table:style-name="ro2">
          <table:table-cell office:value-type="float" office:value="68">
            <text:p>68</text:p>
          </table:table-cell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 table:number-columns-repeated="11"/>
        </table:table-row>
        <table:table-row table:style-name="ro2">
          <table:table-cell office:value-type="float" office:value="69">
            <text:p>69</text:p>
          </table:table-cell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 table:number-columns-repeated="11"/>
        </table:table-row>
        <table:table-row table:style-name="ro2">
          <table:table-cell office:value-type="float" office:value="70">
            <text:p>70</text:p>
          </table:table-cell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table:number-columns-repeated="11"/>
        </table:table-row>
        <table:table-row table:style-name="ro2">
          <table:table-cell office:value-type="float" office:value="71">
            <text:p>71</text:p>
          </table:table-cell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 table:number-columns-repeated="11"/>
        </table:table-row>
        <table:table-row table:style-name="ro2">
          <table:table-cell office:value-type="float" office:value="72">
            <text:p>72</text:p>
          </table:table-cell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 table:number-columns-repeated="11"/>
        </table:table-row>
        <table:table-row table:style-name="ro2">
          <table:table-cell office:value-type="float" office:value="73">
            <text:p>73</text:p>
          </table:table-cell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table:number-columns-repeated="11"/>
        </table:table-row>
        <table:table-row table:style-name="ro2">
          <table:table-cell office:value-type="float" office:value="74">
            <text:p>74</text:p>
          </table:table-cell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 table:number-columns-repeated="11"/>
        </table:table-row>
        <table:table-row table:style-name="ro2">
          <table:table-cell office:value-type="float" office:value="75">
            <text:p>75</text:p>
          </table:table-cell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 table:number-columns-repeated="11"/>
        </table:table-row>
        <table:table-row table:style-name="ro2">
          <table:table-cell office:value-type="float" office:value="76">
            <text:p>76</text:p>
          </table:table-cell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 table:number-columns-repeated="11"/>
        </table:table-row>
        <table:table-row table:style-name="ro2">
          <table:table-cell office:value-type="float" office:value="77">
            <text:p>77</text:p>
          </table:table-cell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 table:number-columns-repeated="11"/>
        </table:table-row>
        <table:table-row table:style-name="ro2">
          <table:table-cell office:value-type="float" office:value="78">
            <text:p>78</text:p>
          </table:table-cell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 table:number-columns-repeated="11"/>
        </table:table-row>
        <table:table-row table:style-name="ro2">
          <table:table-cell office:value-type="float" office:value="79">
            <text:p>79</text:p>
          </table:table-cell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 table:number-columns-repeated="11"/>
        </table:table-row>
        <table:table-row table:style-name="ro2">
          <table:table-cell office:value-type="float" office:value="80">
            <text:p>80</text:p>
          </table:table-cell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 table:number-columns-repeated="11"/>
        </table:table-row>
        <table:table-row table:style-name="ro2">
          <table:table-cell office:value-type="float" office:value="81">
            <text:p>81</text:p>
          </table:table-cell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 table:number-columns-repeated="11"/>
        </table:table-row>
        <table:table-row table:style-name="ro2">
          <table:table-cell office:value-type="float" office:value="82">
            <text:p>82</text:p>
          </table:table-cell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 table:number-columns-repeated="11"/>
        </table:table-row>
        <table:table-row table:style-name="ro2">
          <table:table-cell office:value-type="float" office:value="83">
            <text:p>83</text:p>
          </table:table-cell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 table:number-columns-repeated="11"/>
        </table:table-row>
        <table:table-row table:style-name="ro2">
          <table:table-cell office:value-type="float" office:value="84">
            <text:p>84</text:p>
          </table:table-cell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 table:number-columns-repeated="11"/>
        </table:table-row>
        <table:table-row table:style-name="ro2">
          <table:table-cell office:value-type="float" office:value="85">
            <text:p>85</text:p>
          </table:table-cell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table:number-columns-repeated="11"/>
        </table:table-row>
        <table:table-row table:style-name="ro2">
          <table:table-cell office:value-type="float" office:value="86">
            <text:p>86</text:p>
          </table:table-cell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 table:number-columns-repeated="11"/>
        </table:table-row>
        <table:table-row table:style-name="ro2">
          <table:table-cell office:value-type="float" office:value="87">
            <text:p>87</text:p>
          </table:table-cell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 table:number-columns-repeated="11"/>
        </table:table-row>
        <table:table-row table:style-name="ro2">
          <table:table-cell office:value-type="float" office:value="88">
            <text:p>88</text:p>
          </table:table-cell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table:number-columns-repeated="11"/>
        </table:table-row>
        <table:table-row table:style-name="ro2">
          <table:table-cell office:value-type="float" office:value="89">
            <text:p>89</text:p>
          </table:table-cell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table:number-columns-repeated="11"/>
        </table:table-row>
        <table:table-row table:style-name="ro2">
          <table:table-cell office:value-type="float" office:value="90">
            <text:p>90</text:p>
          </table:table-cell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 table:number-columns-repeated="11"/>
        </table:table-row>
        <table:table-row table:style-name="ro2">
          <table:table-cell office:value-type="float" office:value="91">
            <text:p>91</text:p>
          </table:table-cell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 table:number-columns-repeated="11"/>
        </table:table-row>
        <table:table-row table:style-name="ro2">
          <table:table-cell office:value-type="float" office:value="92">
            <text:p>92</text:p>
          </table:table-cell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 table:number-columns-repeated="11"/>
        </table:table-row>
        <table:table-row table:style-name="ro2">
          <table:table-cell office:value-type="float" office:value="93">
            <text:p>93</text:p>
          </table:table-cell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table:number-columns-repeated="11"/>
        </table:table-row>
        <table:table-row table:style-name="ro2">
          <table:table-cell office:value-type="float" office:value="94">
            <text:p>94</text:p>
          </table:table-cell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 table:number-columns-repeated="11"/>
        </table:table-row>
        <table:table-row table:style-name="ro2">
          <table:table-cell office:value-type="float" office:value="95">
            <text:p>95</text:p>
          </table:table-cell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 table:number-columns-repeated="11"/>
        </table:table-row>
        <table:table-row table:style-name="ro2">
          <table:table-cell office:value-type="float" office:value="96">
            <text:p>96</text:p>
          </table:table-cell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table:number-columns-repeated="11"/>
        </table:table-row>
        <table:table-row table:style-name="ro2">
          <table:table-cell office:value-type="float" office:value="97">
            <text:p>97</text:p>
          </table:table-cell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table:number-columns-repeated="11"/>
        </table:table-row>
        <table:table-row table:style-name="ro2">
          <table:table-cell office:value-type="float" office:value="98">
            <text:p>98</text:p>
          </table:table-cell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table:number-columns-repeated="11"/>
        </table:table-row>
        <table:table-row table:style-name="ro2">
          <table:table-cell office:value-type="float" office:value="99">
            <text:p>99</text:p>
          </table:table-cell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 table:number-columns-repeated="11"/>
        </table:table-row>
        <table:table-row table:style-name="ro2">
          <table:table-cell office:value-type="float" office:value="100">
            <text:p>100</text:p>
          </table:table-cell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 table:number-columns-repeated="11"/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table:number-columns-repeated="11"/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 table:number-columns-repeated="11"/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 table:number-columns-repeated="11"/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 table:number-columns-repeated="11"/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 table:number-columns-repeated="11"/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 table:number-columns-repeated="11"/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table:number-columns-repeated="11"/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table:number-columns-repeated="11"/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 table:number-columns-repeated="11"/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table:number-columns-repeated="11"/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table:number-columns-repeated="11"/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 table:number-columns-repeated="11"/>
        </table:table-row>
        <table:table-row table:style-name="ro2">
          <table:table-cell office:value-type="float" office:value="113">
            <text:p>113</text:p>
          </table:table-cell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 table:number-columns-repeated="11"/>
        </table:table-row>
        <table:table-row table:style-name="ro2">
          <table:table-cell office:value-type="float" office:value="114">
            <text:p>114</text:p>
          </table:table-cell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 table:number-columns-repeated="11"/>
        </table:table-row>
        <table:table-row table:style-name="ro2">
          <table:table-cell office:value-type="float" office:value="115">
            <text:p>115</text:p>
          </table:table-cell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 table:number-columns-repeated="11"/>
        </table:table-row>
        <table:table-row table:style-name="ro2">
          <table:table-cell office:value-type="float" office:value="116">
            <text:p>116</text:p>
          </table:table-cell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 table:number-columns-repeated="11"/>
        </table:table-row>
        <table:table-row table:style-name="ro2">
          <table:table-cell office:value-type="float" office:value="117">
            <text:p>117</text:p>
          </table:table-cell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 table:number-columns-repeated="11"/>
        </table:table-row>
        <table:table-row table:style-name="ro2">
          <table:table-cell office:value-type="float" office:value="118">
            <text:p>118</text:p>
          </table:table-cell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 table:number-columns-repeated="11"/>
        </table:table-row>
        <table:table-row table:style-name="ro2">
          <table:table-cell office:value-type="float" office:value="119">
            <text:p>119</text:p>
          </table:table-cell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 table:number-columns-repeated="11"/>
        </table:table-row>
        <table:table-row table:style-name="ro2">
          <table:table-cell office:value-type="float" office:value="120">
            <text:p>120</text:p>
          </table:table-cell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table:number-columns-repeated="11"/>
        </table:table-row>
        <table:table-row table:style-name="ro2">
          <table:table-cell office:value-type="float" office:value="121">
            <text:p>121</text:p>
          </table:table-cell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 table:number-columns-repeated="11"/>
        </table:table-row>
        <table:table-row table:style-name="ro2">
          <table:table-cell office:value-type="float" office:value="122">
            <text:p>122</text:p>
          </table:table-cell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table:number-columns-repeated="11"/>
        </table:table-row>
        <table:table-row table:style-name="ro2">
          <table:table-cell office:value-type="float" office:value="123">
            <text:p>123</text:p>
          </table:table-cell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table:number-columns-repeated="11"/>
        </table:table-row>
        <table:table-row table:style-name="ro2">
          <table:table-cell office:value-type="float" office:value="124">
            <text:p>124</text:p>
          </table:table-cell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 table:number-columns-repeated="11"/>
        </table:table-row>
        <table:table-row table:style-name="ro2">
          <table:table-cell office:value-type="float" office:value="125">
            <text:p>125</text:p>
          </table:table-cell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 table:number-columns-repeated="11"/>
        </table:table-row>
        <table:table-row table:style-name="ro2">
          <table:table-cell office:value-type="float" office:value="126">
            <text:p>126</text:p>
          </table:table-cell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 table:number-columns-repeated="11"/>
        </table:table-row>
        <table:table-row table:style-name="ro2">
          <table:table-cell office:value-type="float" office:value="127">
            <text:p>127</text:p>
          </table:table-cell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 table:number-columns-repeated="11"/>
        </table:table-row>
        <table:table-row table:style-name="ro2">
          <table:table-cell office:value-type="float" office:value="128">
            <text:p>128</text:p>
          </table:table-cell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 table:number-columns-repeated="11"/>
        </table:table-row>
        <table:table-row table:style-name="ro2">
          <table:table-cell office:value-type="float" office:value="129">
            <text:p>129</text:p>
          </table:table-cell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 table:number-columns-repeated="11"/>
        </table:table-row>
        <table:table-row table:style-name="ro2">
          <table:table-cell office:value-type="float" office:value="130">
            <text:p>130</text:p>
          </table:table-cell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11"/>
        </table:table-row>
        <table:table-row table:style-name="ro2">
          <table:table-cell office:value-type="float" office:value="131">
            <text:p>131</text:p>
          </table:table-cell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 table:number-columns-repeated="11"/>
        </table:table-row>
        <table:table-row table:style-name="ro2">
          <table:table-cell office:value-type="float" office:value="132">
            <text:p>132</text:p>
          </table:table-cell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 table:number-columns-repeated="11"/>
        </table:table-row>
        <table:table-row table:style-name="ro2">
          <table:table-cell office:value-type="float" office:value="133">
            <text:p>133</text:p>
          </table:table-cell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 table:number-columns-repeated="11"/>
        </table:table-row>
        <table:table-row table:style-name="ro2">
          <table:table-cell office:value-type="float" office:value="134">
            <text:p>134</text:p>
          </table:table-cell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 table:number-columns-repeated="11"/>
        </table:table-row>
        <table:table-row table:style-name="ro2">
          <table:table-cell office:value-type="float" office:value="135">
            <text:p>135</text:p>
          </table:table-cell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 table:number-columns-repeated="11"/>
        </table:table-row>
        <table:table-row table:style-name="ro2">
          <table:table-cell office:value-type="float" office:value="136">
            <text:p>136</text:p>
          </table:table-cell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 table:number-columns-repeated="11"/>
        </table:table-row>
        <table:table-row table:style-name="ro2">
          <table:table-cell office:value-type="float" office:value="137">
            <text:p>137</text:p>
          </table:table-cell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table:number-columns-repeated="11"/>
        </table:table-row>
        <table:table-row table:style-name="ro2">
          <table:table-cell office:value-type="float" office:value="138">
            <text:p>138</text:p>
          </table:table-cell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 table:number-columns-repeated="11"/>
        </table:table-row>
        <table:table-row table:style-name="ro2">
          <table:table-cell office:value-type="float" office:value="139">
            <text:p>139</text:p>
          </table:table-cell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 table:number-columns-repeated="11"/>
        </table:table-row>
        <table:table-row table:style-name="ro2">
          <table:table-cell office:value-type="float" office:value="140">
            <text:p>140</text:p>
          </table:table-cell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table:number-columns-repeated="11"/>
        </table:table-row>
        <table:table-row table:style-name="ro2">
          <table:table-cell office:value-type="float" office:value="141">
            <text:p>141</text:p>
          </table:table-cell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 table:number-columns-repeated="11"/>
        </table:table-row>
        <table:table-row table:style-name="ro2">
          <table:table-cell office:value-type="float" office:value="142">
            <text:p>142</text:p>
          </table:table-cell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 table:number-columns-repeated="11"/>
        </table:table-row>
        <table:table-row table:style-name="ro2">
          <table:table-cell office:value-type="float" office:value="143">
            <text:p>143</text:p>
          </table:table-cell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table:number-columns-repeated="11"/>
        </table:table-row>
        <table:table-row table:style-name="ro2">
          <table:table-cell office:value-type="float" office:value="144">
            <text:p>144</text:p>
          </table:table-cell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 table:number-columns-repeated="11"/>
        </table:table-row>
        <table:table-row table:style-name="ro2">
          <table:table-cell office:value-type="float" office:value="145">
            <text:p>145</text:p>
          </table:table-cell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table:number-columns-repeated="11"/>
        </table:table-row>
        <table:table-row table:style-name="ro2">
          <table:table-cell office:value-type="float" office:value="146">
            <text:p>146</text:p>
          </table:table-cell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table:number-columns-repeated="11"/>
        </table:table-row>
        <table:table-row table:style-name="ro2">
          <table:table-cell office:value-type="float" office:value="147">
            <text:p>147</text:p>
          </table:table-cell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table:number-columns-repeated="11"/>
        </table:table-row>
        <table:table-row table:style-name="ro2">
          <table:table-cell office:value-type="float" office:value="148">
            <text:p>148</text:p>
          </table:table-cell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table:number-columns-repeated="11"/>
        </table:table-row>
        <table:table-row table:style-name="ro2">
          <table:table-cell office:value-type="float" office:value="149">
            <text:p>149</text:p>
          </table:table-cell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 table:number-columns-repeated="11"/>
        </table:table-row>
        <table:table-row table:style-name="ro2">
          <table:table-cell office:value-type="float" office:value="150">
            <text:p>150</text:p>
          </table:table-cell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table:number-columns-repeated="11"/>
        </table:table-row>
        <table:table-row table:style-name="ro2">
          <table:table-cell office:value-type="float" office:value="151">
            <text:p>151</text:p>
          </table:table-cell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 table:number-columns-repeated="11"/>
        </table:table-row>
        <table:table-row table:style-name="ro2">
          <table:table-cell office:value-type="float" office:value="152">
            <text:p>152</text:p>
          </table:table-cell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 table:number-columns-repeated="11"/>
        </table:table-row>
        <table:table-row table:style-name="ro2">
          <table:table-cell office:value-type="float" office:value="153">
            <text:p>153</text:p>
          </table:table-cell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 table:number-columns-repeated="11"/>
        </table:table-row>
        <table:table-row table:style-name="ro2">
          <table:table-cell office:value-type="float" office:value="154">
            <text:p>154</text:p>
          </table:table-cell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 table:number-columns-repeated="11"/>
        </table:table-row>
        <table:table-row table:style-name="ro2">
          <table:table-cell office:value-type="float" office:value="155">
            <text:p>155</text:p>
          </table:table-cell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 table:number-columns-repeated="11"/>
        </table:table-row>
        <table:table-row table:style-name="ro2">
          <table:table-cell office:value-type="float" office:value="156">
            <text:p>156</text:p>
          </table:table-cell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 table:number-columns-repeated="11"/>
        </table:table-row>
        <table:table-row table:style-name="ro2">
          <table:table-cell office:value-type="float" office:value="157">
            <text:p>157</text:p>
          </table:table-cell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 table:number-columns-repeated="11"/>
        </table:table-row>
        <table:table-row table:style-name="ro2">
          <table:table-cell office:value-type="float" office:value="158">
            <text:p>158</text:p>
          </table:table-cell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 table:number-columns-repeated="11"/>
        </table:table-row>
        <table:table-row table:style-name="ro2">
          <table:table-cell office:value-type="float" office:value="159">
            <text:p>159</text:p>
          </table:table-cell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 table:number-columns-repeated="11"/>
        </table:table-row>
        <table:table-row table:style-name="ro2">
          <table:table-cell office:value-type="float" office:value="160">
            <text:p>160</text:p>
          </table:table-cell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 table:number-columns-repeated="11"/>
        </table:table-row>
        <table:table-row table:style-name="ro2">
          <table:table-cell office:value-type="float" office:value="161">
            <text:p>161</text:p>
          </table:table-cell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table:number-columns-repeated="11"/>
        </table:table-row>
        <table:table-row table:style-name="ro2">
          <table:table-cell office:value-type="float" office:value="162">
            <text:p>162</text:p>
          </table:table-cell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table:number-columns-repeated="11"/>
        </table:table-row>
        <table:table-row table:style-name="ro2">
          <table:table-cell office:value-type="float" office:value="163">
            <text:p>163</text:p>
          </table:table-cell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 table:number-columns-repeated="11"/>
        </table:table-row>
        <table:table-row table:style-name="ro2">
          <table:table-cell office:value-type="float" office:value="164">
            <text:p>164</text:p>
          </table:table-cell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table:number-columns-repeated="11"/>
        </table:table-row>
        <table:table-row table:style-name="ro2">
          <table:table-cell office:value-type="float" office:value="165">
            <text:p>165</text:p>
          </table:table-cell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table:number-columns-repeated="11"/>
        </table:table-row>
        <table:table-row table:style-name="ro2">
          <table:table-cell office:value-type="float" office:value="166">
            <text:p>166</text:p>
          </table:table-cell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table:number-columns-repeated="11"/>
        </table:table-row>
        <table:table-row table:style-name="ro2">
          <table:table-cell office:value-type="float" office:value="167">
            <text:p>167</text:p>
          </table:table-cell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table:number-columns-repeated="11"/>
        </table:table-row>
        <table:table-row table:style-name="ro2">
          <table:table-cell office:value-type="float" office:value="168">
            <text:p>168</text:p>
          </table:table-cell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 table:number-columns-repeated="11"/>
        </table:table-row>
        <table:table-row table:style-name="ro2">
          <table:table-cell office:value-type="float" office:value="169">
            <text:p>169</text:p>
          </table:table-cell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table:number-columns-repeated="11"/>
        </table:table-row>
        <table:table-row table:style-name="ro2">
          <table:table-cell office:value-type="float" office:value="170">
            <text:p>170</text:p>
          </table:table-cell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 table:number-columns-repeated="11"/>
        </table:table-row>
        <table:table-row table:style-name="ro2">
          <table:table-cell office:value-type="float" office:value="171">
            <text:p>171</text:p>
          </table:table-cell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 table:number-columns-repeated="11"/>
        </table:table-row>
        <table:table-row table:style-name="ro2">
          <table:table-cell office:value-type="float" office:value="172">
            <text:p>172</text:p>
          </table:table-cell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 table:number-columns-repeated="11"/>
        </table:table-row>
        <table:table-row table:style-name="ro2">
          <table:table-cell office:value-type="float" office:value="173">
            <text:p>173</text:p>
          </table:table-cell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table:number-columns-repeated="11"/>
        </table:table-row>
        <table:table-row table:style-name="ro2">
          <table:table-cell office:value-type="float" office:value="174">
            <text:p>174</text:p>
          </table:table-cell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 table:number-columns-repeated="11"/>
        </table:table-row>
        <table:table-row table:style-name="ro2">
          <table:table-cell office:value-type="float" office:value="175">
            <text:p>175</text:p>
          </table:table-cell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 table:number-columns-repeated="11"/>
        </table:table-row>
        <table:table-row table:style-name="ro2">
          <table:table-cell office:value-type="float" office:value="176">
            <text:p>176</text:p>
          </table:table-cell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 table:number-columns-repeated="11"/>
        </table:table-row>
        <table:table-row table:style-name="ro2">
          <table:table-cell office:value-type="float" office:value="177">
            <text:p>177</text:p>
          </table:table-cell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 table:number-columns-repeated="11"/>
        </table:table-row>
        <table:table-row table:style-name="ro2">
          <table:table-cell office:value-type="float" office:value="178">
            <text:p>178</text:p>
          </table:table-cell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table:number-columns-repeated="11"/>
        </table:table-row>
        <table:table-row table:style-name="ro2">
          <table:table-cell office:value-type="float" office:value="179">
            <text:p>179</text:p>
          </table:table-cell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 table:number-columns-repeated="11"/>
        </table:table-row>
        <table:table-row table:style-name="ro2">
          <table:table-cell office:value-type="float" office:value="180">
            <text:p>180</text:p>
          </table:table-cell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 table:number-columns-repeated="11"/>
        </table:table-row>
        <table:table-row table:style-name="ro2">
          <table:table-cell office:value-type="float" office:value="181">
            <text:p>181</text:p>
          </table:table-cell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 table:number-columns-repeated="11"/>
        </table:table-row>
        <table:table-row table:style-name="ro2">
          <table:table-cell office:value-type="float" office:value="182">
            <text:p>182</text:p>
          </table:table-cell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 table:number-columns-repeated="11"/>
        </table:table-row>
        <table:table-row table:style-name="ro2">
          <table:table-cell office:value-type="float" office:value="183">
            <text:p>183</text:p>
          </table:table-cell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 table:number-columns-repeated="11"/>
        </table:table-row>
        <table:table-row table:style-name="ro2">
          <table:table-cell office:value-type="float" office:value="184">
            <text:p>184</text:p>
          </table:table-cell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table:number-columns-repeated="11"/>
        </table:table-row>
        <table:table-row table:style-name="ro2">
          <table:table-cell office:value-type="float" office:value="185">
            <text:p>185</text:p>
          </table:table-cell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 table:number-columns-repeated="11"/>
        </table:table-row>
        <table:table-row table:style-name="ro2">
          <table:table-cell office:value-type="float" office:value="186">
            <text:p>186</text:p>
          </table:table-cell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table:number-columns-repeated="11"/>
        </table:table-row>
        <table:table-row table:style-name="ro2">
          <table:table-cell office:value-type="float" office:value="187">
            <text:p>187</text:p>
          </table:table-cell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 table:number-columns-repeated="11"/>
        </table:table-row>
        <table:table-row table:style-name="ro2">
          <table:table-cell office:value-type="float" office:value="188">
            <text:p>188</text:p>
          </table:table-cell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 table:number-columns-repeated="11"/>
        </table:table-row>
        <table:table-row table:style-name="ro2">
          <table:table-cell office:value-type="float" office:value="189">
            <text:p>189</text:p>
          </table:table-cell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 table:number-columns-repeated="11"/>
        </table:table-row>
        <table:table-row table:style-name="ro2">
          <table:table-cell office:value-type="float" office:value="190">
            <text:p>190</text:p>
          </table:table-cell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 table:number-columns-repeated="11"/>
        </table:table-row>
        <table:table-row table:style-name="ro2">
          <table:table-cell office:value-type="float" office:value="191">
            <text:p>191</text:p>
          </table:table-cell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table:number-columns-repeated="11"/>
        </table:table-row>
        <table:table-row table:style-name="ro2">
          <table:table-cell office:value-type="float" office:value="192">
            <text:p>192</text:p>
          </table:table-cell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table:number-columns-repeated="11"/>
        </table:table-row>
        <table:table-row table:style-name="ro2">
          <table:table-cell office:value-type="float" office:value="193">
            <text:p>193</text:p>
          </table:table-cell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 table:number-columns-repeated="11"/>
        </table:table-row>
        <table:table-row table:style-name="ro2">
          <table:table-cell office:value-type="float" office:value="194">
            <text:p>194</text:p>
          </table:table-cell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 table:number-columns-repeated="11"/>
        </table:table-row>
        <table:table-row table:style-name="ro2">
          <table:table-cell office:value-type="float" office:value="195">
            <text:p>195</text:p>
          </table:table-cell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table:number-columns-repeated="11"/>
        </table:table-row>
        <table:table-row table:style-name="ro2">
          <table:table-cell office:value-type="float" office:value="196">
            <text:p>196</text:p>
          </table:table-cell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 table:number-columns-repeated="11"/>
        </table:table-row>
        <table:table-row table:style-name="ro2">
          <table:table-cell office:value-type="float" office:value="197">
            <text:p>197</text:p>
          </table:table-cell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table:number-columns-repeated="11"/>
        </table:table-row>
        <table:table-row table:style-name="ro2">
          <table:table-cell office:value-type="float" office:value="198">
            <text:p>198</text:p>
          </table:table-cell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 table:number-columns-repeated="11"/>
        </table:table-row>
        <table:table-row table:style-name="ro2">
          <table:table-cell office:value-type="float" office:value="199">
            <text:p>199</text:p>
          </table:table-cell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table:number-columns-repeated="11"/>
        </table:table-row>
        <table:table-row table:style-name="ro2">
          <table:table-cell office:value-type="float" office:value="200">
            <text:p>200</text:p>
          </table:table-cell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table:number-columns-repeated="11"/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table:number-columns-repeated="11"/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 table:number-columns-repeated="11"/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table:number-columns-repeated="11"/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table:number-columns-repeated="11"/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table:number-columns-repeated="11"/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 table:number-columns-repeated="11"/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table:number-columns-repeated="11"/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 table:number-columns-repeated="11"/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table:number-columns-repeated="11"/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table:number-columns-repeated="11"/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 table:number-columns-repeated="11"/>
        </table:table-row>
        <table:table-row table:style-name="ro2">
          <table:table-cell office:value-type="float" office:value="212">
            <text:p>212</text:p>
          </table:table-cell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table:number-columns-repeated="11"/>
        </table:table-row>
        <table:table-row table:style-name="ro2">
          <table:table-cell office:value-type="float" office:value="213">
            <text:p>213</text:p>
          </table:table-cell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 table:number-columns-repeated="11"/>
        </table:table-row>
        <table:table-row table:style-name="ro2">
          <table:table-cell office:value-type="float" office:value="214">
            <text:p>214</text:p>
          </table:table-cell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 table:number-columns-repeated="11"/>
        </table:table-row>
        <table:table-row table:style-name="ro2">
          <table:table-cell office:value-type="float" office:value="215">
            <text:p>215</text:p>
          </table:table-cell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 table:number-columns-repeated="11"/>
        </table:table-row>
        <table:table-row table:style-name="ro2">
          <table:table-cell office:value-type="float" office:value="216">
            <text:p>216</text:p>
          </table:table-cell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table:number-columns-repeated="11"/>
        </table:table-row>
        <table:table-row table:style-name="ro2">
          <table:table-cell office:value-type="float" office:value="217">
            <text:p>217</text:p>
          </table:table-cell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table:number-columns-repeated="11"/>
        </table:table-row>
        <table:table-row table:style-name="ro2">
          <table:table-cell office:value-type="float" office:value="218">
            <text:p>218</text:p>
          </table:table-cell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table:number-columns-repeated="11"/>
        </table:table-row>
        <table:table-row table:style-name="ro2">
          <table:table-cell office:value-type="float" office:value="219">
            <text:p>219</text:p>
          </table:table-cell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table:number-columns-repeated="11"/>
        </table:table-row>
        <table:table-row table:style-name="ro2">
          <table:table-cell office:value-type="float" office:value="220">
            <text:p>220</text:p>
          </table:table-cell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table:number-columns-repeated="11"/>
        </table:table-row>
        <table:table-row table:style-name="ro2">
          <table:table-cell office:value-type="float" office:value="221">
            <text:p>221</text:p>
          </table:table-cell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 table:number-columns-repeated="11"/>
        </table:table-row>
        <table:table-row table:style-name="ro2">
          <table:table-cell office:value-type="float" office:value="222">
            <text:p>222</text:p>
          </table:table-cell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table:number-columns-repeated="11"/>
        </table:table-row>
        <table:table-row table:style-name="ro2">
          <table:table-cell office:value-type="float" office:value="223">
            <text:p>223</text:p>
          </table:table-cell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table:number-columns-repeated="11"/>
        </table:table-row>
        <table:table-row table:style-name="ro2">
          <table:table-cell office:value-type="float" office:value="224">
            <text:p>224</text:p>
          </table:table-cell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table:number-columns-repeated="11"/>
        </table:table-row>
        <table:table-row table:style-name="ro2">
          <table:table-cell office:value-type="float" office:value="225">
            <text:p>225</text:p>
          </table:table-cell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table:number-columns-repeated="11"/>
        </table:table-row>
        <table:table-row table:style-name="ro2">
          <table:table-cell office:value-type="float" office:value="226">
            <text:p>226</text:p>
          </table:table-cell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 table:number-columns-repeated="11"/>
        </table:table-row>
        <table:table-row table:style-name="ro2">
          <table:table-cell office:value-type="float" office:value="227">
            <text:p>227</text:p>
          </table:table-cell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 table:number-columns-repeated="11"/>
        </table:table-row>
        <table:table-row table:style-name="ro2">
          <table:table-cell office:value-type="float" office:value="228">
            <text:p>228</text:p>
          </table:table-cell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 table:number-columns-repeated="11"/>
        </table:table-row>
        <table:table-row table:style-name="ro2">
          <table:table-cell office:value-type="float" office:value="229">
            <text:p>229</text:p>
          </table:table-cell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 table:number-columns-repeated="11"/>
        </table:table-row>
        <table:table-row table:style-name="ro2">
          <table:table-cell office:value-type="float" office:value="230">
            <text:p>230</text:p>
          </table:table-cell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table:number-columns-repeated="11"/>
        </table:table-row>
        <table:table-row table:style-name="ro2">
          <table:table-cell office:value-type="float" office:value="231">
            <text:p>231</text:p>
          </table:table-cell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 table:number-columns-repeated="11"/>
        </table:table-row>
        <table:table-row table:style-name="ro2">
          <table:table-cell office:value-type="float" office:value="232">
            <text:p>232</text:p>
          </table:table-cell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 table:number-columns-repeated="11"/>
        </table:table-row>
        <table:table-row table:style-name="ro2">
          <table:table-cell office:value-type="float" office:value="233">
            <text:p>233</text:p>
          </table:table-cell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 table:number-columns-repeated="11"/>
        </table:table-row>
        <table:table-row table:style-name="ro2">
          <table:table-cell office:value-type="float" office:value="234">
            <text:p>234</text:p>
          </table:table-cell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 table:number-columns-repeated="11"/>
        </table:table-row>
        <table:table-row table:style-name="ro2">
          <table:table-cell office:value-type="float" office:value="235">
            <text:p>235</text:p>
          </table:table-cell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 table:number-columns-repeated="11"/>
        </table:table-row>
        <table:table-row table:style-name="ro2">
          <table:table-cell office:value-type="float" office:value="236">
            <text:p>236</text:p>
          </table:table-cell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 table:number-columns-repeated="11"/>
        </table:table-row>
        <table:table-row table:style-name="ro2">
          <table:table-cell office:value-type="float" office:value="237">
            <text:p>237</text:p>
          </table:table-cell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table:number-columns-repeated="11"/>
        </table:table-row>
        <table:table-row table:style-name="ro2">
          <table:table-cell office:value-type="float" office:value="238">
            <text:p>238</text:p>
          </table:table-cell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 table:number-columns-repeated="11"/>
        </table:table-row>
        <table:table-row table:style-name="ro2">
          <table:table-cell office:value-type="float" office:value="239">
            <text:p>239</text:p>
          </table:table-cell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 table:number-columns-repeated="11"/>
        </table:table-row>
        <table:table-row table:style-name="ro2">
          <table:table-cell office:value-type="float" office:value="240">
            <text:p>240</text:p>
          </table:table-cell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table:number-columns-repeated="11"/>
        </table:table-row>
        <table:table-row table:style-name="ro2">
          <table:table-cell office:value-type="float" office:value="241">
            <text:p>241</text:p>
          </table:table-cell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 table:number-columns-repeated="11"/>
        </table:table-row>
        <table:table-row table:style-name="ro2">
          <table:table-cell office:value-type="float" office:value="242">
            <text:p>242</text:p>
          </table:table-cell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 table:number-columns-repeated="11"/>
        </table:table-row>
        <table:table-row table:style-name="ro2">
          <table:table-cell office:value-type="float" office:value="243">
            <text:p>243</text:p>
          </table:table-cell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 table:number-columns-repeated="11"/>
        </table:table-row>
        <table:table-row table:style-name="ro2">
          <table:table-cell office:value-type="float" office:value="244">
            <text:p>244</text:p>
          </table:table-cell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 table:number-columns-repeated="11"/>
        </table:table-row>
        <table:table-row table:style-name="ro2">
          <table:table-cell office:value-type="float" office:value="245">
            <text:p>245</text:p>
          </table:table-cell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 table:number-columns-repeated="11"/>
        </table:table-row>
        <table:table-row table:style-name="ro2">
          <table:table-cell office:value-type="float" office:value="246">
            <text:p>246</text:p>
          </table:table-cell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 table:number-columns-repeated="11"/>
        </table:table-row>
        <table:table-row table:style-name="ro2">
          <table:table-cell office:value-type="float" office:value="247">
            <text:p>247</text:p>
          </table:table-cell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 table:number-columns-repeated="11"/>
        </table:table-row>
        <table:table-row table:style-name="ro2">
          <table:table-cell office:value-type="float" office:value="248">
            <text:p>248</text:p>
          </table:table-cell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table:number-columns-repeated="11"/>
        </table:table-row>
        <table:table-row table:style-name="ro2">
          <table:table-cell office:value-type="float" office:value="249">
            <text:p>249</text:p>
          </table:table-cell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 table:number-columns-repeated="11"/>
        </table:table-row>
        <table:table-row table:style-name="ro2">
          <table:table-cell office:value-type="float" office:value="250">
            <text:p>250</text:p>
          </table:table-cell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 table:number-columns-repeated="11"/>
        </table:table-row>
        <table:table-row table:style-name="ro2">
          <table:table-cell office:value-type="float" office:value="251">
            <text:p>251</text:p>
          </table:table-cell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table:number-columns-repeated="11"/>
        </table:table-row>
        <table:table-row table:style-name="ro2">
          <table:table-cell office:value-type="float" office:value="252">
            <text:p>252</text:p>
          </table:table-cell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table:number-columns-repeated="11"/>
        </table:table-row>
        <table:table-row table:style-name="ro2">
          <table:table-cell office:value-type="float" office:value="253">
            <text:p>253</text:p>
          </table:table-cell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 table:number-columns-repeated="11"/>
        </table:table-row>
        <table:table-row table:style-name="ro2">
          <table:table-cell office:value-type="float" office:value="254">
            <text:p>254</text:p>
          </table:table-cell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 table:number-columns-repeated="11"/>
        </table:table-row>
        <table:table-row table:style-name="ro2">
          <table:table-cell office:value-type="float" office:value="255">
            <text:p>255</text:p>
          </table:table-cell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 table:number-columns-repeated="11"/>
        </table:table-row>
        <table:table-row table:style-name="ro2">
          <table:table-cell office:value-type="float" office:value="256">
            <text:p>256</text:p>
          </table:table-cell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table:number-columns-repeated="11"/>
        </table:table-row>
        <table:table-row table:style-name="ro2">
          <table:table-cell office:value-type="float" office:value="257">
            <text:p>257</text:p>
          </table:table-cell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 table:number-columns-repeated="11"/>
        </table:table-row>
        <table:table-row table:style-name="ro2">
          <table:table-cell office:value-type="float" office:value="258">
            <text:p>258</text:p>
          </table:table-cell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 table:number-columns-repeated="11"/>
        </table:table-row>
        <table:table-row table:style-name="ro2">
          <table:table-cell office:value-type="float" office:value="259">
            <text:p>259</text:p>
          </table:table-cell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table:number-columns-repeated="11"/>
        </table:table-row>
        <table:table-row table:style-name="ro2">
          <table:table-cell office:value-type="float" office:value="260">
            <text:p>260</text:p>
          </table:table-cell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table:number-columns-repeated="11"/>
        </table:table-row>
        <table:table-row table:style-name="ro2">
          <table:table-cell office:value-type="float" office:value="261">
            <text:p>261</text:p>
          </table:table-cell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table:number-columns-repeated="11"/>
        </table:table-row>
        <table:table-row table:style-name="ro2">
          <table:table-cell office:value-type="float" office:value="262">
            <text:p>262</text:p>
          </table:table-cell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 table:number-columns-repeated="11"/>
        </table:table-row>
        <table:table-row table:style-name="ro2">
          <table:table-cell office:value-type="float" office:value="263">
            <text:p>263</text:p>
          </table:table-cell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 table:number-columns-repeated="11"/>
        </table:table-row>
        <table:table-row table:style-name="ro2">
          <table:table-cell office:value-type="float" office:value="264">
            <text:p>264</text:p>
          </table:table-cell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table:number-columns-repeated="11"/>
        </table:table-row>
        <table:table-row table:style-name="ro2">
          <table:table-cell office:value-type="float" office:value="265">
            <text:p>265</text:p>
          </table:table-cell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table:number-columns-repeated="11"/>
        </table:table-row>
        <table:table-row table:style-name="ro2">
          <table:table-cell office:value-type="float" office:value="266">
            <text:p>266</text:p>
          </table:table-cell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 table:number-columns-repeated="11"/>
        </table:table-row>
        <table:table-row table:style-name="ro2">
          <table:table-cell office:value-type="float" office:value="267">
            <text:p>267</text:p>
          </table:table-cell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 table:number-columns-repeated="11"/>
        </table:table-row>
        <table:table-row table:style-name="ro2">
          <table:table-cell office:value-type="float" office:value="268">
            <text:p>268</text:p>
          </table:table-cell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 table:number-columns-repeated="11"/>
        </table:table-row>
        <table:table-row table:style-name="ro2">
          <table:table-cell office:value-type="float" office:value="269">
            <text:p>269</text:p>
          </table:table-cell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 table:number-columns-repeated="11"/>
        </table:table-row>
        <table:table-row table:style-name="ro2">
          <table:table-cell office:value-type="float" office:value="270">
            <text:p>270</text:p>
          </table:table-cell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 table:number-columns-repeated="11"/>
        </table:table-row>
        <table:table-row table:style-name="ro2">
          <table:table-cell office:value-type="float" office:value="271">
            <text:p>271</text:p>
          </table:table-cell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table:number-columns-repeated="11"/>
        </table:table-row>
        <table:table-row table:style-name="ro2">
          <table:table-cell office:value-type="float" office:value="272">
            <text:p>272</text:p>
          </table:table-cell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 table:number-columns-repeated="11"/>
        </table:table-row>
        <table:table-row table:style-name="ro2">
          <table:table-cell office:value-type="float" office:value="273">
            <text:p>273</text:p>
          </table:table-cell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table:number-columns-repeated="11"/>
        </table:table-row>
        <table:table-row table:style-name="ro2">
          <table:table-cell office:value-type="float" office:value="274">
            <text:p>274</text:p>
          </table:table-cell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table:number-columns-repeated="11"/>
        </table:table-row>
        <table:table-row table:style-name="ro2">
          <table:table-cell office:value-type="float" office:value="275">
            <text:p>275</text:p>
          </table:table-cell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table:number-columns-repeated="11"/>
        </table:table-row>
        <table:table-row table:style-name="ro2">
          <table:table-cell office:value-type="float" office:value="276">
            <text:p>276</text:p>
          </table:table-cell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 table:number-columns-repeated="11"/>
        </table:table-row>
        <table:table-row table:style-name="ro2">
          <table:table-cell office:value-type="float" office:value="277">
            <text:p>277</text:p>
          </table:table-cell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table:number-columns-repeated="11"/>
        </table:table-row>
        <table:table-row table:style-name="ro2">
          <table:table-cell office:value-type="float" office:value="278">
            <text:p>278</text:p>
          </table:table-cell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 table:number-columns-repeated="11"/>
        </table:table-row>
        <table:table-row table:style-name="ro2">
          <table:table-cell office:value-type="float" office:value="279">
            <text:p>279</text:p>
          </table:table-cell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 table:number-columns-repeated="11"/>
        </table:table-row>
        <table:table-row table:style-name="ro2">
          <table:table-cell office:value-type="float" office:value="280">
            <text:p>280</text:p>
          </table:table-cell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table:number-columns-repeated="11"/>
        </table:table-row>
        <table:table-row table:style-name="ro2">
          <table:table-cell office:value-type="float" office:value="281">
            <text:p>281</text:p>
          </table:table-cell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table:number-columns-repeated="11"/>
        </table:table-row>
        <table:table-row table:style-name="ro2">
          <table:table-cell office:value-type="float" office:value="282">
            <text:p>282</text:p>
          </table:table-cell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 table:number-columns-repeated="11"/>
        </table:table-row>
        <table:table-row table:style-name="ro2">
          <table:table-cell office:value-type="float" office:value="283">
            <text:p>283</text:p>
          </table:table-cell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 table:number-columns-repeated="11"/>
        </table:table-row>
        <table:table-row table:style-name="ro2">
          <table:table-cell office:value-type="float" office:value="284">
            <text:p>284</text:p>
          </table:table-cell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 table:number-columns-repeated="11"/>
        </table:table-row>
        <table:table-row table:style-name="ro2">
          <table:table-cell office:value-type="float" office:value="285">
            <text:p>285</text:p>
          </table:table-cell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table:number-columns-repeated="11"/>
        </table:table-row>
        <table:table-row table:style-name="ro2">
          <table:table-cell office:value-type="float" office:value="286">
            <text:p>286</text:p>
          </table:table-cell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table:number-columns-repeated="11"/>
        </table:table-row>
        <table:table-row table:style-name="ro2">
          <table:table-cell office:value-type="float" office:value="287">
            <text:p>287</text:p>
          </table:table-cell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 table:number-columns-repeated="11"/>
        </table:table-row>
        <table:table-row table:style-name="ro2">
          <table:table-cell office:value-type="float" office:value="288">
            <text:p>288</text:p>
          </table:table-cell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table:number-columns-repeated="11"/>
        </table:table-row>
        <table:table-row table:style-name="ro2">
          <table:table-cell office:value-type="float" office:value="289">
            <text:p>289</text:p>
          </table:table-cell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 table:number-columns-repeated="11"/>
        </table:table-row>
        <table:table-row table:style-name="ro2">
          <table:table-cell office:value-type="float" office:value="290">
            <text:p>290</text:p>
          </table:table-cell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 table:number-columns-repeated="11"/>
        </table:table-row>
        <table:table-row table:style-name="ro2">
          <table:table-cell office:value-type="float" office:value="291">
            <text:p>291</text:p>
          </table:table-cell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table:number-columns-repeated="11"/>
        </table:table-row>
        <table:table-row table:style-name="ro2">
          <table:table-cell office:value-type="float" office:value="292">
            <text:p>292</text:p>
          </table:table-cell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 table:number-columns-repeated="11"/>
        </table:table-row>
        <table:table-row table:style-name="ro2">
          <table:table-cell office:value-type="float" office:value="293">
            <text:p>293</text:p>
          </table:table-cell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table:number-columns-repeated="11"/>
        </table:table-row>
        <table:table-row table:style-name="ro2">
          <table:table-cell office:value-type="float" office:value="294">
            <text:p>294</text:p>
          </table:table-cell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 table:number-columns-repeated="11"/>
        </table:table-row>
        <table:table-row table:style-name="ro2">
          <table:table-cell office:value-type="float" office:value="295">
            <text:p>295</text:p>
          </table:table-cell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 table:number-columns-repeated="11"/>
        </table:table-row>
        <table:table-row table:style-name="ro2">
          <table:table-cell office:value-type="float" office:value="296">
            <text:p>296</text:p>
          </table:table-cell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 table:number-columns-repeated="11"/>
        </table:table-row>
        <table:table-row table:style-name="ro2">
          <table:table-cell office:value-type="float" office:value="297">
            <text:p>297</text:p>
          </table:table-cell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 table:number-columns-repeated="11"/>
        </table:table-row>
        <table:table-row table:style-name="ro2">
          <table:table-cell office:value-type="float" office:value="298">
            <text:p>298</text:p>
          </table:table-cell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 table:number-columns-repeated="11"/>
        </table:table-row>
        <table:table-row table:style-name="ro2">
          <table:table-cell office:value-type="float" office:value="299">
            <text:p>299</text:p>
          </table:table-cell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 table:number-columns-repeated="11"/>
        </table:table-row>
        <table:table-row table:style-name="ro2">
          <table:table-cell office:value-type="float" office:value="300">
            <text:p>300</text:p>
          </table:table-cell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 table:number-columns-repeated="11"/>
        </table:table-row>
        <table:table-row table:style-name="ro2">
          <table:table-cell office:value-type="float" office:value="301">
            <text:p>301</text:p>
          </table:table-cell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 table:number-columns-repeated="11"/>
        </table:table-row>
        <table:table-row table:style-name="ro2">
          <table:table-cell office:value-type="float" office:value="302">
            <text:p>302</text:p>
          </table:table-cell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 table:number-columns-repeated="11"/>
        </table:table-row>
        <table:table-row table:style-name="ro2">
          <table:table-cell office:value-type="float" office:value="303">
            <text:p>303</text:p>
          </table:table-cell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 table:number-columns-repeated="11"/>
        </table:table-row>
        <table:table-row table:style-name="ro2">
          <table:table-cell office:value-type="float" office:value="304">
            <text:p>304</text:p>
          </table:table-cell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table:number-columns-repeated="11"/>
        </table:table-row>
        <table:table-row table:style-name="ro2">
          <table:table-cell office:value-type="float" office:value="305">
            <text:p>305</text:p>
          </table:table-cell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 table:number-columns-repeated="11"/>
        </table:table-row>
        <table:table-row table:style-name="ro2">
          <table:table-cell office:value-type="float" office:value="306">
            <text:p>306</text:p>
          </table:table-cell>
          <table:table-cell office:value-type="string">
            <text:p>Manhattan</text:p>
          </table:table-cell>
          <table:table-cell office:value-type="string">
            <text:p>Beekman/Sutton Place</text:p>
          </table:table-cell>
          <table:table-cell office:value-type="float" office:value="40.753385">
            <text:p>40.753385</text:p>
          </table:table-cell>
          <table:table-cell office:value-type="float" office:value="-73.964809">
            <text:p>-73.964809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07">
            <text:p>307</text:p>
          </table:table-cell>
          <table:table-cell office:value-type="string">
            <text:p>Manhattan</text:p>
          </table:table-cell>
          <table:table-cell office:value-type="string">
            <text:p>Broadway Corridor</text:p>
          </table:table-cell>
          <table:table-cell office:value-type="float" office:value="40.812968">
            <text:p>40.812968</text:p>
          </table:table-cell>
          <table:table-cell office:value-type="float" office:value="-73.983159">
            <text:p>-73.983159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08">
            <text:p>308</text:p>
          </table:table-cell>
          <table:table-cell office:value-type="string">
            <text:p>Manhattan</text:p>
          </table:table-cell>
          <table:table-cell office:value-type="string">
            <text:p>Bowery</text:p>
          </table:table-cell>
          <table:table-cell office:value-type="float" office:value="40.721704">
            <text:p>40.721704</text:p>
          </table:table-cell>
          <table:table-cell office:value-type="float" office:value="-73.991557">
            <text:p>-73.991557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09">
            <text:p>309</text:p>
          </table:table-cell>
          <table:table-cell office:value-type="string">
            <text:p>Brooklyn</text:p>
          </table:table-cell>
          <table:table-cell office:value-type="string">
            <text:p>Brooklyn Navy Yard</text:p>
          </table:table-cell>
          <table:table-cell office:value-type="float" office:value="40.702087">
            <text:p>40.702087</text:p>
          </table:table-cell>
          <table:table-cell office:value-type="float" office:value="-73.972412">
            <text:p>-73.972412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0">
            <text:p>310</text:p>
          </table:table-cell>
          <table:table-cell office:value-type="string">
            <text:p>Manhattan</text:p>
          </table:table-cell>
          <table:table-cell office:value-type="string">
            <text:p>Central Park</text:p>
          </table:table-cell>
          <table:table-cell office:value-type="float" office:value="40.765215">
            <text:p>40.765215</text:p>
          </table:table-cell>
          <table:table-cell office:value-type="float" office:value="-73.979667">
            <text:p>-73.979667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1">
            <text:p>311</text:p>
          </table:table-cell>
          <table:table-cell office:value-type="string">
            <text:p>Queens</text:p>
          </table:table-cell>
          <table:table-cell office:value-type="string">
            <text:p>Clearview</text:p>
          </table:table-cell>
          <table:table-cell office:value-type="float" office:value="40.779985">
            <text:p>40.779985</text:p>
          </table:table-cell>
          <table:table-cell office:value-type="float" office:value="-73.796978">
            <text:p>-73.796978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2">
            <text:p>312</text:p>
          </table:table-cell>
          <table:table-cell office:value-type="string">
            <text:p>Bronx</text:p>
          </table:table-cell>
          <table:table-cell office:value-type="string">
            <text:p>Crotona Park East</text:p>
          </table:table-cell>
          <table:table-cell office:value-type="float" office:value="40.83656">
            <text:p>40.83656</text:p>
          </table:table-cell>
          <table:table-cell office:value-type="float" office:value="-73.893348">
            <text:p>-73.893348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3">
            <text:p>313</text:p>
          </table:table-cell>
          <table:table-cell office:value-type="string">
            <text:p>Bronx</text:p>
          </table:table-cell>
          <table:table-cell office:value-type="string">
            <text:p>Foxhurst</text:p>
          </table:table-cell>
          <table:table-cell office:value-type="float" office:value="40.825558">
            <text:p>40.825558</text:p>
          </table:table-cell>
          <table:table-cell office:value-type="float" office:value="-73.892691">
            <text:p>-73.892691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4">
            <text:p>314</text:p>
          </table:table-cell>
          <table:table-cell office:value-type="string">
            <text:p>Manhattan</text:p>
          </table:table-cell>
          <table:table-cell office:value-type="string">
            <text:p>Garment District</text:p>
          </table:table-cell>
          <table:table-cell office:value-type="float" office:value="40.753735">
            <text:p>40.753735</text:p>
          </table:table-cell>
          <table:table-cell office:value-type="float" office:value="-73.990759">
            <text:p>-73.990759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5">
            <text:p>315</text:p>
          </table:table-cell>
          <table:table-cell office:value-type="string">
            <text:p>Brooklyn</text:p>
          </table:table-cell>
          <table:table-cell office:value-type="string">
            <text:p>Greenwood Heights</text:p>
          </table:table-cell>
          <table:table-cell office:value-type="float" office:value="40.657649">
            <text:p>40.657649</text:p>
          </table:table-cell>
          <table:table-cell office:value-type="float" office:value="-73.997425">
            <text:p>-73.997425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6">
            <text:p>316</text:p>
          </table:table-cell>
          <table:table-cell office:value-type="string">
            <text:p>Manhattan</text:p>
          </table:table-cell>
          <table:table-cell office:value-type="string">
            <text:p>Hell's Kitchen</text:p>
          </table:table-cell>
          <table:table-cell office:value-type="float" office:value="40.762535">
            <text:p>40.762535</text:p>
          </table:table-cell>
          <table:table-cell office:value-type="float" office:value="-73.993621">
            <text:p>-73.993621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7">
            <text:p>317</text:p>
          </table:table-cell>
          <table:table-cell office:value-type="string">
            <text:p>Manhattan</text:p>
          </table:table-cell>
          <table:table-cell office:value-type="string">
            <text:p>Kips Bay</text:p>
          </table:table-cell>
          <table:table-cell office:value-type="float" office:value="40.741068">
            <text:p>40.741068</text:p>
          </table:table-cell>
          <table:table-cell office:value-type="float" office:value="-73.977322">
            <text:p>-73.977322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8">
            <text:p>318</text:p>
          </table:table-cell>
          <table:table-cell office:value-type="string">
            <text:p>Manhattan</text:p>
          </table:table-cell>
          <table:table-cell office:value-type="string">
            <text:p>Koreatown</text:p>
          </table:table-cell>
          <table:table-cell office:value-type="float" office:value="40.74771">
            <text:p>40.74771</text:p>
          </table:table-cell>
          <table:table-cell office:value-type="float" office:value="-73.98678">
            <text:p>-73.98678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19">
            <text:p>319</text:p>
          </table:table-cell>
          <table:table-cell office:value-type="string">
            <text:p>Brooklyn</text:p>
          </table:table-cell>
          <table:table-cell office:value-type="string">
            <text:p>Mapleton</text:p>
          </table:table-cell>
          <table:table-cell office:value-type="float" office:value="40.619768">
            <text:p>40.619768</text:p>
          </table:table-cell>
          <table:table-cell office:value-type="float" office:value="-73.980701">
            <text:p>-73.980701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20">
            <text:p>320</text:p>
          </table:table-cell>
          <table:table-cell office:value-type="string">
            <text:p>Manhattan</text:p>
          </table:table-cell>
          <table:table-cell office:value-type="string">
            <text:p>NoLiTa</text:p>
          </table:table-cell>
          <table:table-cell office:value-type="float" office:value="40.722386">
            <text:p>40.722386</text:p>
          </table:table-cell>
          <table:table-cell office:value-type="float" office:value="-73.995149">
            <text:p>-73.995149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21">
            <text:p>321</text:p>
          </table:table-cell>
          <table:table-cell office:value-type="string">
            <text:p>Manhattan</text:p>
          </table:table-cell>
          <table:table-cell office:value-type="string">
            <text:p>NoMad</text:p>
          </table:table-cell>
          <table:table-cell office:value-type="float" office:value="40.744109">
            <text:p>40.744109</text:p>
          </table:table-cell>
          <table:table-cell office:value-type="float" office:value="-73.986659">
            <text:p>-73.986659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22">
            <text:p>322</text:p>
          </table:table-cell>
          <table:table-cell office:value-type="string">
            <text:p>Manhattan</text:p>
          </table:table-cell>
          <table:table-cell office:value-type="string">
            <text:p>Park/Fifth Ave. to 79th St.</text:p>
          </table:table-cell>
          <table:table-cell office:value-type="float" office:value="40.773673">
            <text:p>40.773673</text:p>
          </table:table-cell>
          <table:table-cell office:value-type="float" office:value="-73.955823">
            <text:p>-73.955823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23">
            <text:p>323</text:p>
          </table:table-cell>
          <table:table-cell office:value-type="string">
            <text:p>Manhattan</text:p>
          </table:table-cell>
          <table:table-cell office:value-type="string">
            <text:p>Riverside Dr./West End Ave.</text:p>
          </table:table-cell>
          <table:table-cell office:value-type="float" office:value="40.836572">
            <text:p>40.836572</text:p>
          </table:table-cell>
          <table:table-cell office:value-type="float" office:value="-73.948488">
            <text:p>-73.948488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24">
            <text:p>324</text:p>
          </table:table-cell>
          <table:table-cell office:value-type="string">
            <text:p>Brooklyn</text:p>
          </table:table-cell>
          <table:table-cell office:value-type="string">
            <text:p>South Slope - Greenwood Heights</text:p>
          </table:table-cell>
          <table:table-cell office:value-type="float" office:value="40.65737">
            <text:p>40.65737</text:p>
          </table:table-cell>
          <table:table-cell office:value-type="float" office:value="-74.003262">
            <text:p>-74.003262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25">
            <text:p>325</text:p>
          </table:table-cell>
          <table:table-cell office:value-type="string">
            <text:p>Manhattan</text:p>
          </table:table-cell>
          <table:table-cell office:value-type="string">
            <text:p>Theater District</text:p>
          </table:table-cell>
          <table:table-cell office:value-type="float" office:value="40.759043">
            <text:p>40.759043</text:p>
          </table:table-cell>
          <table:table-cell office:value-type="float" office:value="-73.984464">
            <text:p>-73.984464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26">
            <text:p>326</text:p>
          </table:table-cell>
          <table:table-cell office:value-type="string">
            <text:p>Manhattan</text:p>
          </table:table-cell>
          <table:table-cell office:value-type="string">
            <text:p>Two Bridges</text:p>
          </table:table-cell>
          <table:table-cell office:value-type="float" office:value="40.711727">
            <text:p>40.711727</text:p>
          </table:table-cell>
          <table:table-cell office:value-type="float" office:value="-73.992555">
            <text:p>-73.992555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27">
            <text:p>327</text:p>
          </table:table-cell>
          <table:table-cell office:value-type="string">
            <text:p>Bronx</text:p>
          </table:table-cell>
          <table:table-cell office:value-type="string">
            <text:p>Van Cortlandt Village</text:p>
          </table:table-cell>
          <table:table-cell office:value-type="float" office:value="40.883644">
            <text:p>40.883644</text:p>
          </table:table-cell>
          <table:table-cell office:value-type="float" office:value="-73.894275">
            <text:p>-73.894275</text:p>
          </table:table-cell>
          <table:table-cell table:style-name="Default" table:number-columns-repeated="2"/>
          <table:table-cell table:number-columns-repeated="9"/>
        </table:table-row>
        <table:table-row table:style-name="ro2">
          <table:table-cell office:value-type="float" office:value="328">
            <text:p>328</text:p>
          </table:table-cell>
          <table:table-cell office:value-type="string">
            <text:p>Bronx</text:p>
          </table:table-cell>
          <table:table-cell office:value-type="string">
            <text:p>Woodstock</text:p>
          </table:table-cell>
          <table:table-cell office:value-type="float" office:value="40.817445">
            <text:p>40.817445</text:p>
          </table:table-cell>
          <table:table-cell office:value-type="float" office:value="73.903243">
            <text:p>73.903243</text:p>
          </table:table-cell>
          <table:table-cell table:style-name="Default" table:number-columns-repeated="2"/>
          <table:table-cell table:number-columns-repeated="9"/>
        </table:table-row>
        <table:table-row table:style-name="ro2" table:number-rows-repeated="1048245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nyc_geo" table:style-name="ta1" table:print="false">
        <table:table-column table:style-name="co12" table:default-cell-style-name="ce2"/>
        <table:table-column table:style-name="co13" table:default-cell-style-name="ce2"/>
        <table:table-column table:style-name="co4" table:default-cell-style-name="ce2"/>
        <table:table-column table:style-name="co5" table:default-cell-style-name="ce2"/>
        <table:table-column table:style-name="co11" table:number-columns-repeated="2" table:default-cell-style-name="Default"/>
        <table:table-row table:style-name="ro3">
          <table:table-cell table:style-name="ce1" office:value-type="string">
            <text:p>borough</text:p>
          </table:table-cell>
          <table:table-cell table:style-name="ce1" office:value-type="string">
            <text:p>neighborhood</text:p>
          </table:table-cell>
          <table:table-cell table:style-name="ce1" office:value-type="string">
            <text:p>latitude</text:p>
          </table:table-cell>
          <table:table-cell table:style-name="ce1" office:value-type="string">
            <text:p>longitude</text:p>
          </table:table-cell>
          <table:table-cell/>
          <table:table-cell table:style-name="ce4" office:value-type="string">
            <text:p>Airport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Allerton</text:p>
          </table:table-cell>
          <table:table-cell office:value-type="float" office:value="40.8657878780298">
            <text:p>40.865787878</text:p>
          </table:table-cell>
          <table:table-cell office:value-type="float" office:value="-73.8593186322165">
            <text:p>-73.8593186322</text:p>
          </table:table-cell>
          <table:table-cell/>
          <table:table-cell table:style-name="ce4" office:value-type="string">
            <text:p>Allerton-Pelham Gardens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Annadale</text:p>
          </table:table-cell>
          <table:table-cell office:value-type="float" office:value="40.5381141747451">
            <text:p>40.5381141747</text:p>
          </table:table-cell>
          <table:table-cell office:value-type="float" office:value="-74.1785486616588">
            <text:p>-74.1785486617</text:p>
          </table:table-cell>
          <table:table-cell/>
          <table:table-cell table:style-name="ce4" office:value-type="string">
            <text:p>Annadale-Huguenot-Prince's Bay-Eltingville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Arden Heights</text:p>
          </table:table-cell>
          <table:table-cell office:value-type="float" office:value="40.5492858227832">
            <text:p>40.5492858228</text:p>
          </table:table-cell>
          <table:table-cell office:value-type="float" office:value="-74.1858867458389">
            <text:p>-74.1858867458</text:p>
          </table:table-cell>
          <table:table-cell/>
          <table:table-cell table:style-name="ce4" office:value-type="string">
            <text:p>Arden Heights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Arlington</text:p>
          </table:table-cell>
          <table:table-cell office:value-type="float" office:value="40.6353250991149">
            <text:p>40.6353250991</text:p>
          </table:table-cell>
          <table:table-cell office:value-type="float" office:value="-74.1651042024112">
            <text:p>-74.1651042024</text:p>
          </table:table-cell>
          <table:table-cell/>
          <table:table-cell table:style-name="ce4" office:value-type="string">
            <text:p>Astoria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Arrochar</text:p>
          </table:table-cell>
          <table:table-cell office:value-type="float" office:value="40.5963125712767">
            <text:p>40.5963125713</text:p>
          </table:table-cell>
          <table:table-cell office:value-type="float" office:value="-74.0671236322558">
            <text:p>-74.0671236323</text:p>
          </table:table-cell>
          <table:table-cell/>
          <table:table-cell table:style-name="ce4" office:value-type="string">
            <text:p>Auburndale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Arverne</text:p>
          </table:table-cell>
          <table:table-cell office:value-type="float" office:value="40.5891439437297">
            <text:p>40.5891439437</text:p>
          </table:table-cell>
          <table:table-cell office:value-type="float" office:value="-73.7919923313694">
            <text:p>-73.7919923314</text:p>
          </table:table-cell>
          <table:table-cell/>
          <table:table-cell table:style-name="ce4" office:value-type="string">
            <text:p>Baisley Park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Astoria</text:p>
          </table:table-cell>
          <table:table-cell office:value-type="float" office:value="40.7685085933549">
            <text:p>40.7685085934</text:p>
          </table:table-cell>
          <table:table-cell office:value-type="float" office:value="-73.9156537430423">
            <text:p>-73.915653743</text:p>
          </table:table-cell>
          <table:table-cell/>
          <table:table-cell table:style-name="ce4" office:value-type="string">
            <text:p>Bath Beach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Astoria Heights</text:p>
          </table:table-cell>
          <table:table-cell office:value-type="float" office:value="40.7703173929982">
            <text:p>40.770317393</text:p>
          </table:table-cell>
          <table:table-cell office:value-type="float" office:value="-73.8946799627057">
            <text:p>-73.8946799627</text:p>
          </table:table-cell>
          <table:table-cell/>
          <table:table-cell table:style-name="ce4" office:value-type="string">
            <text:p>Battery Park City-Lower Manhattan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Auburndale</text:p>
          </table:table-cell>
          <table:table-cell office:value-type="float" office:value="40.7617295490326">
            <text:p>40.761729549</text:p>
          </table:table-cell>
          <table:table-cell office:value-type="float" office:value="-73.7917624372806">
            <text:p>-73.7917624373</text:p>
          </table:table-cell>
          <table:table-cell/>
          <table:table-cell table:style-name="ce4" office:value-type="string">
            <text:p>Bay Ridg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ath Beach</text:p>
          </table:table-cell>
          <table:table-cell office:value-type="float" office:value="40.5995187028224">
            <text:p>40.5995187028</text:p>
          </table:table-cell>
          <table:table-cell office:value-type="float" office:value="-73.9987522144352">
            <text:p>-73.9987522144</text:p>
          </table:table-cell>
          <table:table-cell/>
          <table:table-cell table:style-name="ce4" office:value-type="string">
            <text:p>Bayside-Bayside Hills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Battery Park City</text:p>
          </table:table-cell>
          <table:table-cell office:value-type="float" office:value="40.7119319839457">
            <text:p>40.7119319839</text:p>
          </table:table-cell>
          <table:table-cell office:value-type="float" office:value="-74.0168693050862">
            <text:p>-74.0168693051</text:p>
          </table:table-cell>
          <table:table-cell/>
          <table:table-cell table:style-name="ce4" office:value-type="string">
            <text:p>Bedford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ay Ridge</text:p>
          </table:table-cell>
          <table:table-cell office:value-type="float" office:value="40.6258010650107">
            <text:p>40.625801065</text:p>
          </table:table-cell>
          <table:table-cell office:value-type="float" office:value="-74.0306206935381">
            <text:p>-74.0306206935</text:p>
          </table:table-cell>
          <table:table-cell/>
          <table:table-cell table:style-name="ce4" office:value-type="string">
            <text:p>Bedford Park-Fordham North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ay Terrace</text:p>
          </table:table-cell>
          <table:table-cell office:value-type="float" office:value="40.7828428062456">
            <text:p>40.7828428062</text:p>
          </table:table-cell>
          <table:table-cell office:value-type="float" office:value="-73.7768022262158">
            <text:p>-73.7768022262</text:p>
          </table:table-cell>
          <table:table-cell/>
          <table:table-cell table:style-name="ce4" office:value-type="string">
            <text:p>Bellerose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Bay Terrace</text:p>
          </table:table-cell>
          <table:table-cell office:value-type="float" office:value="40.5539880085846">
            <text:p>40.5539880086</text:p>
          </table:table-cell>
          <table:table-cell office:value-type="float" office:value="-74.1391662217577">
            <text:p>-74.1391662218</text:p>
          </table:table-cell>
          <table:table-cell/>
          <table:table-cell table:style-name="ce4" office:value-type="string">
            <text:p>Belmont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Baychester</text:p>
          </table:table-cell>
          <table:table-cell office:value-type="float" office:value="40.8668581072527">
            <text:p>40.8668581073</text:p>
          </table:table-cell>
          <table:table-cell office:value-type="float" office:value="-73.8357975980812">
            <text:p>-73.8357975981</text:p>
          </table:table-cell>
          <table:table-cell/>
          <table:table-cell table:style-name="ce4" office:value-type="string">
            <text:p>Bensonhurst East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ayside</text:p>
          </table:table-cell>
          <table:table-cell office:value-type="float" office:value="40.7660406328106">
            <text:p>40.7660406328</text:p>
          </table:table-cell>
          <table:table-cell office:value-type="float" office:value="-73.7742736306867">
            <text:p>-73.7742736307</text:p>
          </table:table-cell>
          <table:table-cell/>
          <table:table-cell table:style-name="ce4" office:value-type="string">
            <text:p>Bensonhurst West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ayswater</text:p>
          </table:table-cell>
          <table:table-cell office:value-type="float" office:value="40.6113216912838">
            <text:p>40.6113216913</text:p>
          </table:table-cell>
          <table:table-cell office:value-type="float" office:value="-73.7659678144563">
            <text:p>-73.7659678145</text:p>
          </table:table-cell>
          <table:table-cell/>
          <table:table-cell table:style-name="ce4" office:value-type="string">
            <text:p>Borough Park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Bedford Park</text:p>
          </table:table-cell>
          <table:table-cell office:value-type="float" office:value="40.8701851649753">
            <text:p>40.870185165</text:p>
          </table:table-cell>
          <table:table-cell office:value-type="float" office:value="-73.8855121841913">
            <text:p>-73.8855121842</text:p>
          </table:table-cell>
          <table:table-cell/>
          <table:table-cell table:style-name="ce4" office:value-type="string">
            <text:p>Breezy Point-Belle Harbor-Rockaway Park-Broad Channel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edford Stuyvesant</text:p>
          </table:table-cell>
          <table:table-cell office:value-type="float" office:value="40.6872316077205">
            <text:p>40.6872316077</text:p>
          </table:table-cell>
          <table:table-cell office:value-type="float" office:value="-73.941784886903">
            <text:p>-73.9417848869</text:p>
          </table:table-cell>
          <table:table-cell/>
          <table:table-cell table:style-name="ce4" office:value-type="string">
            <text:p>Briarwood-Jamaica Hills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eechhurst</text:p>
          </table:table-cell>
          <table:table-cell office:value-type="float" office:value="40.7927814036005">
            <text:p>40.7927814036</text:p>
          </table:table-cell>
          <table:table-cell office:value-type="float" office:value="-73.8043645172099">
            <text:p>-73.8043645172</text:p>
          </table:table-cell>
          <table:table-cell/>
          <table:table-cell table:style-name="ce4" office:value-type="string">
            <text:p>Brighton Beach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ellaire</text:p>
          </table:table-cell>
          <table:table-cell office:value-type="float" office:value="40.7330140402783">
            <text:p>40.7330140403</text:p>
          </table:table-cell>
          <table:table-cell office:value-type="float" office:value="-73.7388919891248">
            <text:p>-73.7388919891</text:p>
          </table:table-cell>
          <table:table-cell/>
          <table:table-cell table:style-name="ce4" office:value-type="string">
            <text:p>Bronxdale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elle Harbor</text:p>
          </table:table-cell>
          <table:table-cell office:value-type="float" office:value="40.5761555654311">
            <text:p>40.5761555654</text:p>
          </table:table-cell>
          <table:table-cell office:value-type="float" office:value="-73.8540175039252">
            <text:p>-73.8540175039</text:p>
          </table:table-cell>
          <table:table-cell/>
          <table:table-cell table:style-name="ce4" office:value-type="string">
            <text:p>Brooklyn Heights-Cobble Hill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ellerose</text:p>
          </table:table-cell>
          <table:table-cell office:value-type="float" office:value="40.7285731817668">
            <text:p>40.7285731818</text:p>
          </table:table-cell>
          <table:table-cell office:value-type="float" office:value="-73.720128148269">
            <text:p>-73.7201281483</text:p>
          </table:table-cell>
          <table:table-cell/>
          <table:table-cell table:style-name="ce4" office:value-type="string">
            <text:p>Brownsville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Belmont</text:p>
          </table:table-cell>
          <table:table-cell office:value-type="float" office:value="40.857277100739">
            <text:p>40.8572771007</text:p>
          </table:table-cell>
          <table:table-cell office:value-type="float" office:value="-73.888451961348">
            <text:p>-73.8884519613</text:p>
          </table:table-cell>
          <table:table-cell/>
          <table:table-cell table:style-name="ce4" office:value-type="string">
            <text:p>Bushwick North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ensonhurst</text:p>
          </table:table-cell>
          <table:table-cell office:value-type="float" office:value="40.6110089020204">
            <text:p>40.611008902</text:p>
          </table:table-cell>
          <table:table-cell office:value-type="float" office:value="-73.9951799838073">
            <text:p>-73.9951799838</text:p>
          </table:table-cell>
          <table:table-cell/>
          <table:table-cell table:style-name="ce4" office:value-type="string">
            <text:p>Bushwick South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ergen Beach</text:p>
          </table:table-cell>
          <table:table-cell office:value-type="float" office:value="40.6151495504531">
            <text:p>40.6151495505</text:p>
          </table:table-cell>
          <table:table-cell office:value-type="float" office:value="-73.8985563363032">
            <text:p>-73.8985563363</text:p>
          </table:table-cell>
          <table:table-cell/>
          <table:table-cell table:style-name="ce4" office:value-type="string">
            <text:p>Cambria Heights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lissville</text:p>
          </table:table-cell>
          <table:table-cell office:value-type="float" office:value="40.737250716945">
            <text:p>40.7372507169</text:p>
          </table:table-cell>
          <table:table-cell office:value-type="float" office:value="-73.9324423526018">
            <text:p>-73.9324423526</text:p>
          </table:table-cell>
          <table:table-cell/>
          <table:table-cell table:style-name="ce4" office:value-type="string">
            <text:p>Canarsie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Bloomfield</text:p>
          </table:table-cell>
          <table:table-cell office:value-type="float" office:value="40.6057786845236">
            <text:p>40.6057786845</text:p>
          </table:table-cell>
          <table:table-cell office:value-type="float" office:value="-74.1872563838157">
            <text:p>-74.1872563838</text:p>
          </table:table-cell>
          <table:table-cell/>
          <table:table-cell table:style-name="ce4" office:value-type="string">
            <text:p>Carroll Gardens-Columbia Street-Red Hook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oerum Hill</text:p>
          </table:table-cell>
          <table:table-cell office:value-type="float" office:value="40.6856829120915">
            <text:p>40.6856829121</text:p>
          </table:table-cell>
          <table:table-cell office:value-type="float" office:value="-73.983748241158">
            <text:p>-73.9837482412</text:p>
          </table:table-cell>
          <table:table-cell/>
          <table:table-cell table:style-name="ce4" office:value-type="string">
            <text:p>Central Harlem North-Polo Grounds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orough Park</text:p>
          </table:table-cell>
          <table:table-cell office:value-type="float" office:value="40.633130512758">
            <text:p>40.6331305128</text:p>
          </table:table-cell>
          <table:table-cell office:value-type="float" office:value="-73.9904982304481">
            <text:p>-73.9904982304</text:p>
          </table:table-cell>
          <table:table-cell/>
          <table:table-cell table:style-name="ce4" office:value-type="string">
            <text:p>Central Harlem South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reezy Point</text:p>
          </table:table-cell>
          <table:table-cell office:value-type="float" office:value="40.5574012884545">
            <text:p>40.5574012885</text:p>
          </table:table-cell>
          <table:table-cell office:value-type="float" office:value="-73.9255119699417">
            <text:p>-73.9255119699</text:p>
          </table:table-cell>
          <table:table-cell/>
          <table:table-cell table:style-name="ce4" office:value-type="string">
            <text:p>Charleston-Richmond Valley-Tottenville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riarwood</text:p>
          </table:table-cell>
          <table:table-cell office:value-type="float" office:value="40.7109354725227">
            <text:p>40.7109354725</text:p>
          </table:table-cell>
          <table:table-cell office:value-type="float" office:value="-73.8117482245863">
            <text:p>-73.8117482246</text:p>
          </table:table-cell>
          <table:table-cell/>
          <table:table-cell table:style-name="ce4" office:value-type="string">
            <text:p>Chinatown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righton Beach</text:p>
          </table:table-cell>
          <table:table-cell office:value-type="float" office:value="40.576825065666">
            <text:p>40.5768250657</text:p>
          </table:table-cell>
          <table:table-cell office:value-type="float" office:value="-73.9650944878534">
            <text:p>-73.9650944879</text:p>
          </table:table-cell>
          <table:table-cell/>
          <table:table-cell table:style-name="ce4" office:value-type="string">
            <text:p>Claremont-Bathgate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road Channel</text:p>
          </table:table-cell>
          <table:table-cell office:value-type="float" office:value="40.6030265835124">
            <text:p>40.6030265835</text:p>
          </table:table-cell>
          <table:table-cell office:value-type="float" office:value="-73.8200548911032">
            <text:p>-73.8200548911</text:p>
          </table:table-cell>
          <table:table-cell/>
          <table:table-cell table:style-name="ce4" office:value-type="string">
            <text:p>Clinton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roadway Junction</text:p>
          </table:table-cell>
          <table:table-cell office:value-type="float" office:value="40.6778610476953">
            <text:p>40.6778610477</text:p>
          </table:table-cell>
          <table:table-cell office:value-type="float" office:value="-73.903316848526">
            <text:p>-73.9033168485</text:p>
          </table:table-cell>
          <table:table-cell/>
          <table:table-cell table:style-name="ce4" office:value-type="string">
            <text:p>Clinton Hill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Bronxdale</text:p>
          </table:table-cell>
          <table:table-cell office:value-type="float" office:value="40.8527229763302">
            <text:p>40.8527229763</text:p>
          </table:table-cell>
          <table:table-cell office:value-type="float" office:value="-73.8617257755512">
            <text:p>-73.8617257756</text:p>
          </table:table-cell>
          <table:table-cell/>
          <table:table-cell table:style-name="ce4" office:value-type="string">
            <text:p>Co-op City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rooklyn Heights</text:p>
          </table:table-cell>
          <table:table-cell office:value-type="float" office:value="40.6958637227241">
            <text:p>40.6958637227</text:p>
          </table:table-cell>
          <table:table-cell office:value-type="float" office:value="-73.9937822549642">
            <text:p>-73.993782255</text:p>
          </table:table-cell>
          <table:table-cell/>
          <table:table-cell table:style-name="ce4" office:value-type="string">
            <text:p>College Point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Brookville</text:p>
          </table:table-cell>
          <table:table-cell office:value-type="float" office:value="40.6600032273361">
            <text:p>40.6600032273</text:p>
          </table:table-cell>
          <table:table-cell office:value-type="float" office:value="-73.7517531073115">
            <text:p>-73.7517531073</text:p>
          </table:table-cell>
          <table:table-cell/>
          <table:table-cell table:style-name="ce4" office:value-type="string">
            <text:p>Corona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rownsville</text:p>
          </table:table-cell>
          <table:table-cell office:value-type="float" office:value="40.6639499433975">
            <text:p>40.6639499434</text:p>
          </table:table-cell>
          <table:table-cell office:value-type="float" office:value="-73.9102353617661">
            <text:p>-73.9102353618</text:p>
          </table:table-cell>
          <table:table-cell/>
          <table:table-cell table:style-name="ce4" office:value-type="string">
            <text:p>Crotona Park East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Bulls Head</text:p>
          </table:table-cell>
          <table:table-cell office:value-type="float" office:value="40.6095918004203">
            <text:p>40.6095918004</text:p>
          </table:table-cell>
          <table:table-cell office:value-type="float" office:value="-74.1594094865712">
            <text:p>-74.1594094866</text:p>
          </table:table-cell>
          <table:table-cell/>
          <table:table-cell table:style-name="ce4" office:value-type="string">
            <text:p>Crown Heights North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Bushwick</text:p>
          </table:table-cell>
          <table:table-cell office:value-type="float" office:value="40.698116110179">
            <text:p>40.6981161102</text:p>
          </table:table-cell>
          <table:table-cell office:value-type="float" office:value="-73.9252579748704">
            <text:p>-73.9252579749</text:p>
          </table:table-cell>
          <table:table-cell/>
          <table:table-cell table:style-name="ce4" office:value-type="string">
            <text:p>Crown Heights South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Butler Manor</text:p>
          </table:table-cell>
          <table:table-cell office:value-type="float" office:value="40.5060816534631">
            <text:p>40.5060816535</text:p>
          </table:table-cell>
          <table:table-cell office:value-type="float" office:value="-74.2295035026003">
            <text:p>-74.2295035026</text:p>
          </table:table-cell>
          <table:table-cell/>
          <table:table-cell table:style-name="ce4" office:value-type="string">
            <text:p>Cypress Hills-City Line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Cambria Heights</text:p>
          </table:table-cell>
          <table:table-cell office:value-type="float" office:value="40.6927746391609">
            <text:p>40.6927746392</text:p>
          </table:table-cell>
          <table:table-cell office:value-type="float" office:value="-73.7352687370803">
            <text:p>-73.7352687371</text:p>
          </table:table-cell>
          <table:table-cell/>
          <table:table-cell table:style-name="ce4" office:value-type="string">
            <text:p>Douglas Manor-Douglaston-Little Neck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Canarsie</text:p>
          </table:table-cell>
          <table:table-cell office:value-type="float" office:value="40.6355643279743">
            <text:p>40.635564328</text:p>
          </table:table-cell>
          <table:table-cell office:value-type="float" office:value="-73.9020926977897">
            <text:p>-73.9020926978</text:p>
          </table:table-cell>
          <table:table-cell/>
          <table:table-cell table:style-name="ce4" office:value-type="string">
            <text:p>DUMBO-Vinegar Hill-Downtown Brooklyn-Boerum Hill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Carnegie Hill</text:p>
          </table:table-cell>
          <table:table-cell office:value-type="float" office:value="40.7826825671257">
            <text:p>40.7826825671</text:p>
          </table:table-cell>
          <table:table-cell office:value-type="float" office:value="-73.9532564683711">
            <text:p>-73.9532564684</text:p>
          </table:table-cell>
          <table:table-cell/>
          <table:table-cell table:style-name="ce4" office:value-type="string">
            <text:p>Dyker Heights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Carroll Gardens</text:p>
          </table:table-cell>
          <table:table-cell office:value-type="float" office:value="40.6805402310765">
            <text:p>40.6805402311</text:p>
          </table:table-cell>
          <table:table-cell office:value-type="float" office:value="-73.9946537282801">
            <text:p>-73.9946537283</text:p>
          </table:table-cell>
          <table:table-cell/>
          <table:table-cell table:style-name="ce4" office:value-type="string">
            <text:p>East Concourse-Concourse Village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Castle Hill</text:p>
          </table:table-cell>
          <table:table-cell office:value-type="float" office:value="40.8190143769883">
            <text:p>40.819014377</text:p>
          </table:table-cell>
          <table:table-cell office:value-type="float" office:value="-73.8480272958274">
            <text:p>-73.8480272958</text:p>
          </table:table-cell>
          <table:table-cell/>
          <table:table-cell table:style-name="ce4" office:value-type="string">
            <text:p>East Elmhurst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Castleton Corners</text:p>
          </table:table-cell>
          <table:table-cell office:value-type="float" office:value="40.6133359376674">
            <text:p>40.6133359377</text:p>
          </table:table-cell>
          <table:table-cell office:value-type="float" office:value="-74.1191805853484">
            <text:p>-74.1191805853</text:p>
          </table:table-cell>
          <table:table-cell/>
          <table:table-cell table:style-name="ce4" office:value-type="string">
            <text:p>East Flatbush-Farragut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Central Harlem</text:p>
          </table:table-cell>
          <table:table-cell office:value-type="float" office:value="40.8159760674241">
            <text:p>40.8159760674</text:p>
          </table:table-cell>
          <table:table-cell office:value-type="float" office:value="-73.943211126039">
            <text:p>-73.943211126</text:p>
          </table:table-cell>
          <table:table-cell/>
          <table:table-cell table:style-name="ce4" office:value-type="string">
            <text:p>East Flushing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Charleston</text:p>
          </table:table-cell>
          <table:table-cell office:value-type="float" office:value="40.5305314828331">
            <text:p>40.5305314828</text:p>
          </table:table-cell>
          <table:table-cell office:value-type="float" office:value="-74.2321577589653">
            <text:p>-74.232157759</text:p>
          </table:table-cell>
          <table:table-cell/>
          <table:table-cell table:style-name="ce4" office:value-type="string">
            <text:p>East Harlem North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Chelsea</text:p>
          </table:table-cell>
          <table:table-cell office:value-type="float" office:value="40.744034706748">
            <text:p>40.7440347067</text:p>
          </table:table-cell>
          <table:table-cell office:value-type="float" office:value="-74.0031163347281">
            <text:p>-74.0031163347</text:p>
          </table:table-cell>
          <table:table-cell/>
          <table:table-cell table:style-name="ce4" office:value-type="string">
            <text:p>East Harlem South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Chelsea</text:p>
          </table:table-cell>
          <table:table-cell office:value-type="float" office:value="40.594726027463">
            <text:p>40.5947260275</text:p>
          </table:table-cell>
          <table:table-cell office:value-type="float" office:value="-74.1895604551969">
            <text:p>-74.1895604552</text:p>
          </table:table-cell>
          <table:table-cell/>
          <table:table-cell table:style-name="ce4" office:value-type="string">
            <text:p>East New York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Chinatown</text:p>
          </table:table-cell>
          <table:table-cell office:value-type="float" office:value="40.7156184223143">
            <text:p>40.7156184223</text:p>
          </table:table-cell>
          <table:table-cell office:value-type="float" office:value="-73.9942793625598">
            <text:p>-73.9942793626</text:p>
          </table:table-cell>
          <table:table-cell/>
          <table:table-cell table:style-name="ce4" office:value-type="string">
            <text:p>East New York (Pennsylvania Ave)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City Island</text:p>
          </table:table-cell>
          <table:table-cell office:value-type="float" office:value="40.8472467049181">
            <text:p>40.8472467049</text:p>
          </table:table-cell>
          <table:table-cell office:value-type="float" office:value="-73.7864884526741">
            <text:p>-73.7864884527</text:p>
          </table:table-cell>
          <table:table-cell/>
          <table:table-cell table:style-name="ce4" office:value-type="string">
            <text:p>East Tremont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City Line</text:p>
          </table:table-cell>
          <table:table-cell office:value-type="float" office:value="40.6785699572748">
            <text:p>40.6785699573</text:p>
          </table:table-cell>
          <table:table-cell office:value-type="float" office:value="-73.8679759808133">
            <text:p>-73.8679759808</text:p>
          </table:table-cell>
          <table:table-cell/>
          <table:table-cell table:style-name="ce4" office:value-type="string">
            <text:p>East Village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Civic Center</text:p>
          </table:table-cell>
          <table:table-cell office:value-type="float" office:value="40.7152289204628">
            <text:p>40.7152289205</text:p>
          </table:table-cell>
          <table:table-cell office:value-type="float" office:value="-74.0054152987336">
            <text:p>-74.0054152987</text:p>
          </table:table-cell>
          <table:table-cell/>
          <table:table-cell table:style-name="ce4" office:value-type="string">
            <text:p>East Williamsburg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Claremont Village</text:p>
          </table:table-cell>
          <table:table-cell office:value-type="float" office:value="40.8314283416155">
            <text:p>40.8314283416</text:p>
          </table:table-cell>
          <table:table-cell office:value-type="float" office:value="-73.9011990338767">
            <text:p>-73.9011990339</text:p>
          </table:table-cell>
          <table:table-cell/>
          <table:table-cell table:style-name="ce4" office:value-type="string">
            <text:p>Eastchester-Edenwald-Baychester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Clason Point</text:p>
          </table:table-cell>
          <table:table-cell office:value-type="float" office:value="40.8065511200359">
            <text:p>40.80655112</text:p>
          </table:table-cell>
          <table:table-cell office:value-type="float" office:value="-73.8541441618927">
            <text:p>-73.8541441619</text:p>
          </table:table-cell>
          <table:table-cell/>
          <table:table-cell table:style-name="ce4" office:value-type="string">
            <text:p>Elmhurst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Clifton</text:p>
          </table:table-cell>
          <table:table-cell office:value-type="float" office:value="40.6191784520284">
            <text:p>40.619178452</text:p>
          </table:table-cell>
          <table:table-cell office:value-type="float" office:value="-74.072642445484">
            <text:p>-74.0726424455</text:p>
          </table:table-cell>
          <table:table-cell/>
          <table:table-cell table:style-name="ce4" office:value-type="string">
            <text:p>Elmhurst-Maspeth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Clinton</text:p>
          </table:table-cell>
          <table:table-cell office:value-type="float" office:value="40.7591008914621">
            <text:p>40.7591008915</text:p>
          </table:table-cell>
          <table:table-cell office:value-type="float" office:value="-73.9961193630948">
            <text:p>-73.9961193631</text:p>
          </table:table-cell>
          <table:table-cell/>
          <table:table-cell table:style-name="ce4" office:value-type="string">
            <text:p>Erasmus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Clinton Hill</text:p>
          </table:table-cell>
          <table:table-cell office:value-type="float" office:value="40.6932294218815">
            <text:p>40.6932294219</text:p>
          </table:table-cell>
          <table:table-cell office:value-type="float" office:value="-73.9678430621637">
            <text:p>-73.9678430622</text:p>
          </table:table-cell>
          <table:table-cell/>
          <table:table-cell table:style-name="ce4" office:value-type="string">
            <text:p>Far Rockaway-Bayswater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Co-op City</text:p>
          </table:table-cell>
          <table:table-cell office:value-type="float" office:value="40.8742941930301">
            <text:p>40.874294193</text:p>
          </table:table-cell>
          <table:table-cell office:value-type="float" office:value="-73.829939108124">
            <text:p>-73.8299391081</text:p>
          </table:table-cell>
          <table:table-cell/>
          <table:table-cell table:style-name="ce4" office:value-type="string">
            <text:p>Flatbush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Cobble Hill</text:p>
          </table:table-cell>
          <table:table-cell office:value-type="float" office:value="40.6879197224856">
            <text:p>40.6879197225</text:p>
          </table:table-cell>
          <table:table-cell office:value-type="float" office:value="-73.9985613921846">
            <text:p>-73.9985613922</text:p>
          </table:table-cell>
          <table:table-cell/>
          <table:table-cell table:style-name="ce4" office:value-type="string">
            <text:p>Flatlands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College Point</text:p>
          </table:table-cell>
          <table:table-cell office:value-type="float" office:value="40.7849027492602">
            <text:p>40.7849027493</text:p>
          </table:table-cell>
          <table:table-cell office:value-type="float" office:value="-73.8430452889613">
            <text:p>-73.843045289</text:p>
          </table:table-cell>
          <table:table-cell/>
          <table:table-cell table:style-name="ce4" office:value-type="string">
            <text:p>Flushing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Concord</text:p>
          </table:table-cell>
          <table:table-cell office:value-type="float" office:value="40.6044731896879">
            <text:p>40.6044731897</text:p>
          </table:table-cell>
          <table:table-cell office:value-type="float" office:value="-74.0840236474036">
            <text:p>-74.0840236474</text:p>
          </table:table-cell>
          <table:table-cell/>
          <table:table-cell table:style-name="ce4" office:value-type="string">
            <text:p>Fordham South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Concourse</text:p>
          </table:table-cell>
          <table:table-cell office:value-type="float" office:value="40.8342838073385">
            <text:p>40.8342838073</text:p>
          </table:table-cell>
          <table:table-cell office:value-type="float" office:value="-73.9155894177344">
            <text:p>-73.9155894177</text:p>
          </table:table-cell>
          <table:table-cell/>
          <table:table-cell table:style-name="ce4" office:value-type="string">
            <text:p>Forest Hills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Concourse Village</text:p>
          </table:table-cell>
          <table:table-cell office:value-type="float" office:value="40.8247804908429">
            <text:p>40.8247804908</text:p>
          </table:table-cell>
          <table:table-cell office:value-type="float" office:value="-73.9158465275901">
            <text:p>-73.9158465276</text:p>
          </table:table-cell>
          <table:table-cell/>
          <table:table-cell table:style-name="ce4" office:value-type="string">
            <text:p>Fort Green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Coney Island</text:p>
          </table:table-cell>
          <table:table-cell office:value-type="float" office:value="40.574292564716">
            <text:p>40.5742925647</text:p>
          </table:table-cell>
          <table:table-cell office:value-type="float" office:value="-73.9886829582164">
            <text:p>-73.9886829582</text:p>
          </table:table-cell>
          <table:table-cell/>
          <table:table-cell table:style-name="ce4" office:value-type="string">
            <text:p>Fresh Meadows-Utopia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Corona</text:p>
          </table:table-cell>
          <table:table-cell office:value-type="float" office:value="40.7423817501567">
            <text:p>40.7423817502</text:p>
          </table:table-cell>
          <table:table-cell office:value-type="float" office:value="-73.8568249734526">
            <text:p>-73.8568249735</text:p>
          </table:table-cell>
          <table:table-cell/>
          <table:table-cell table:style-name="ce4" office:value-type="string">
            <text:p>Ft. Totten-Bay Terrace-Clearview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Country Club</text:p>
          </table:table-cell>
          <table:table-cell office:value-type="float" office:value="40.8442459369474">
            <text:p>40.8442459369</text:p>
          </table:table-cell>
          <table:table-cell office:value-type="float" office:value="-73.8240992675385">
            <text:p>-73.8240992675</text:p>
          </table:table-cell>
          <table:table-cell/>
          <table:table-cell table:style-name="ce4" office:value-type="string">
            <text:p>Georgetown-Marine Park-Bergen Beach-Mill Basin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Crown Heights</text:p>
          </table:table-cell>
          <table:table-cell office:value-type="float" office:value="40.6708291769529">
            <text:p>40.670829177</text:p>
          </table:table-cell>
          <table:table-cell office:value-type="float" office:value="-73.9432911907358">
            <text:p>-73.9432911907</text:p>
          </table:table-cell>
          <table:table-cell/>
          <table:table-cell table:style-name="ce4" office:value-type="string">
            <text:p>Glen Oaks-Floral Park-New Hyde Park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Cypress Hills</text:p>
          </table:table-cell>
          <table:table-cell office:value-type="float" office:value="40.6823910114421">
            <text:p>40.6823910114</text:p>
          </table:table-cell>
          <table:table-cell office:value-type="float" office:value="-73.876615964573">
            <text:p>-73.8766159646</text:p>
          </table:table-cell>
          <table:table-cell/>
          <table:table-cell table:style-name="ce4" office:value-type="string">
            <text:p>Glendal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Ditmas Park</text:p>
          </table:table-cell>
          <table:table-cell office:value-type="float" office:value="40.643675183341">
            <text:p>40.6436751833</text:p>
          </table:table-cell>
          <table:table-cell office:value-type="float" office:value="-73.9610131246678">
            <text:p>-73.9610131247</text:p>
          </table:table-cell>
          <table:table-cell/>
          <table:table-cell table:style-name="ce4" office:value-type="string">
            <text:p>Gramercy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Dongan Hills</text:p>
          </table:table-cell>
          <table:table-cell office:value-type="float" office:value="40.5886729481993">
            <text:p>40.5886729482</text:p>
          </table:table-cell>
          <table:table-cell office:value-type="float" office:value="-74.0963990531252">
            <text:p>-74.0963990531</text:p>
          </table:table-cell>
          <table:table-cell/>
          <table:table-cell table:style-name="ce4" office:value-type="string">
            <text:p>Grasmere-Arrochar-Ft. Wadsworth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Douglaston</text:p>
          </table:table-cell>
          <table:table-cell office:value-type="float" office:value="40.7668460979076">
            <text:p>40.7668460979</text:p>
          </table:table-cell>
          <table:table-cell office:value-type="float" office:value="-73.7424982072733">
            <text:p>-73.7424982073</text:p>
          </table:table-cell>
          <table:table-cell/>
          <table:table-cell table:style-name="ce4" office:value-type="string">
            <text:p>Gravesend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Downtown</text:p>
          </table:table-cell>
          <table:table-cell office:value-type="float" office:value="40.690844021098">
            <text:p>40.6908440211</text:p>
          </table:table-cell>
          <table:table-cell office:value-type="float" office:value="-73.983463374311">
            <text:p>-73.9834633743</text:p>
          </table:table-cell>
          <table:table-cell/>
          <table:table-cell table:style-name="ce4" office:value-type="string">
            <text:p>Great Kills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Dumbo</text:p>
          </table:table-cell>
          <table:table-cell office:value-type="float" office:value="40.7031763282269">
            <text:p>40.7031763282</text:p>
          </table:table-cell>
          <table:table-cell office:value-type="float" office:value="-73.9887528074504">
            <text:p>-73.9887528075</text:p>
          </table:table-cell>
          <table:table-cell/>
          <table:table-cell table:style-name="ce4" office:value-type="string">
            <text:p>Greenpoint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Dyker Heights</text:p>
          </table:table-cell>
          <table:table-cell office:value-type="float" office:value="40.6192194577226">
            <text:p>40.6192194577</text:p>
          </table:table-cell>
          <table:table-cell office:value-type="float" office:value="-74.0193137563602">
            <text:p>-74.0193137564</text:p>
          </table:table-cell>
          <table:table-cell/>
          <table:table-cell table:style-name="ce4" office:value-type="string">
            <text:p>Grymes Hill-Clifton-Fox Hills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East Elmhurst</text:p>
          </table:table-cell>
          <table:table-cell office:value-type="float" office:value="40.7640732388309">
            <text:p>40.7640732388</text:p>
          </table:table-cell>
          <table:table-cell office:value-type="float" office:value="-73.8670414765877">
            <text:p>-73.8670414766</text:p>
          </table:table-cell>
          <table:table-cell/>
          <table:table-cell table:style-name="ce4" office:value-type="string">
            <text:p>Hamilton Heights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East Flatbush</text:p>
          </table:table-cell>
          <table:table-cell office:value-type="float" office:value="40.6417177666896">
            <text:p>40.6417177667</text:p>
          </table:table-cell>
          <table:table-cell office:value-type="float" office:value="-73.9361025618584">
            <text:p>-73.9361025619</text:p>
          </table:table-cell>
          <table:table-cell/>
          <table:table-cell table:style-name="ce4" office:value-type="string">
            <text:p>Hammels-Arverne-Edgemere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East Harlem</text:p>
          </table:table-cell>
          <table:table-cell office:value-type="float" office:value="40.7922494666303">
            <text:p>40.7922494666</text:p>
          </table:table-cell>
          <table:table-cell office:value-type="float" office:value="-73.9441822314852">
            <text:p>-73.9441822315</text:p>
          </table:table-cell>
          <table:table-cell/>
          <table:table-cell table:style-name="ce4" office:value-type="string">
            <text:p>Highbridg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East New York</text:p>
          </table:table-cell>
          <table:table-cell office:value-type="float" office:value="40.6699257008471">
            <text:p>40.6699257008</text:p>
          </table:table-cell>
          <table:table-cell office:value-type="float" office:value="-73.8806986391737">
            <text:p>-73.8806986392</text:p>
          </table:table-cell>
          <table:table-cell/>
          <table:table-cell table:style-name="ce4" office:value-type="string">
            <text:p>Hollis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East Tremont</text:p>
          </table:table-cell>
          <table:table-cell office:value-type="float" office:value="40.8426961578605">
            <text:p>40.8426961579</text:p>
          </table:table-cell>
          <table:table-cell office:value-type="float" office:value="-73.8873561753234">
            <text:p>-73.8873561753</text:p>
          </table:table-cell>
          <table:table-cell/>
          <table:table-cell table:style-name="ce4" office:value-type="string">
            <text:p>Homecrest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East Village</text:p>
          </table:table-cell>
          <table:table-cell office:value-type="float" office:value="40.7278467772702">
            <text:p>40.7278467773</text:p>
          </table:table-cell>
          <table:table-cell office:value-type="float" office:value="-73.9822261650642">
            <text:p>-73.9822261651</text:p>
          </table:table-cell>
          <table:table-cell/>
          <table:table-cell table:style-name="ce4" office:value-type="string">
            <text:p>Hudson Yards-Chelsea-Flatiron-Union Squar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East Williamsburg</text:p>
          </table:table-cell>
          <table:table-cell office:value-type="float" office:value="40.7084924104155">
            <text:p>40.7084924104</text:p>
          </table:table-cell>
          <table:table-cell office:value-type="float" office:value="-73.938858152692">
            <text:p>-73.9388581527</text:p>
          </table:table-cell>
          <table:table-cell/>
          <table:table-cell table:style-name="ce4" office:value-type="string">
            <text:p>Hunters Point-Sunnyside-West Maspeth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Eastchester</text:p>
          </table:table-cell>
          <table:table-cell office:value-type="float" office:value="40.8875556773508">
            <text:p>40.8875556774</text:p>
          </table:table-cell>
          <table:table-cell office:value-type="float" office:value="-73.8278064471641">
            <text:p>-73.8278064472</text:p>
          </table:table-cell>
          <table:table-cell/>
          <table:table-cell table:style-name="ce4" office:value-type="string">
            <text:p>Hunts Point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Edenwald</text:p>
          </table:table-cell>
          <table:table-cell office:value-type="float" office:value="40.8845613030373">
            <text:p>40.884561303</text:p>
          </table:table-cell>
          <table:table-cell office:value-type="float" office:value="-73.8480827187717">
            <text:p>-73.8480827188</text:p>
          </table:table-cell>
          <table:table-cell/>
          <table:table-cell table:style-name="ce4" office:value-type="string">
            <text:p>Jackson Heights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Edgemere</text:p>
          </table:table-cell>
          <table:table-cell office:value-type="float" office:value="40.5956418073685">
            <text:p>40.5956418074</text:p>
          </table:table-cell>
          <table:table-cell office:value-type="float" office:value="-73.7761328239171">
            <text:p>-73.7761328239</text:p>
          </table:table-cell>
          <table:table-cell/>
          <table:table-cell table:style-name="ce4" office:value-type="string">
            <text:p>Jamaica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Edgewater Park</text:p>
          </table:table-cell>
          <table:table-cell office:value-type="float" office:value="40.8219861181635">
            <text:p>40.8219861182</text:p>
          </table:table-cell>
          <table:table-cell office:value-type="float" office:value="-73.8138851442862">
            <text:p>-73.8138851443</text:p>
          </table:table-cell>
          <table:table-cell/>
          <table:table-cell table:style-name="ce4" office:value-type="string">
            <text:p>Jamaica Estates-Holliswood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Egbertville</text:p>
          </table:table-cell>
          <table:table-cell office:value-type="float" office:value="40.5791187429612">
            <text:p>40.579118743</text:p>
          </table:table-cell>
          <table:table-cell office:value-type="float" office:value="-74.1272724060495">
            <text:p>-74.127272406</text:p>
          </table:table-cell>
          <table:table-cell/>
          <table:table-cell table:style-name="ce4" office:value-type="string">
            <text:p>Kensington-Ocean Parkway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Elm Park</text:p>
          </table:table-cell>
          <table:table-cell office:value-type="float" office:value="40.6301467411938">
            <text:p>40.6301467412</text:p>
          </table:table-cell>
          <table:table-cell office:value-type="float" office:value="-74.1418167896889">
            <text:p>-74.1418167897</text:p>
          </table:table-cell>
          <table:table-cell/>
          <table:table-cell table:style-name="ce4" office:value-type="string">
            <text:p>Kew Gardens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Elmhurst</text:p>
          </table:table-cell>
          <table:table-cell office:value-type="float" office:value="40.744048505122">
            <text:p>40.7440485051</text:p>
          </table:table-cell>
          <table:table-cell office:value-type="float" office:value="-73.8816562228839">
            <text:p>-73.8816562229</text:p>
          </table:table-cell>
          <table:table-cell/>
          <table:table-cell table:style-name="ce4" office:value-type="string">
            <text:p>Kew Gardens Hills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Eltingville</text:p>
          </table:table-cell>
          <table:table-cell office:value-type="float" office:value="40.5422307474507">
            <text:p>40.5422307475</text:p>
          </table:table-cell>
          <table:table-cell office:value-type="float" office:value="-74.1643308041936">
            <text:p>-74.1643308042</text:p>
          </table:table-cell>
          <table:table-cell/>
          <table:table-cell table:style-name="ce4" office:value-type="string">
            <text:p>Kingsbridge Heights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Emerson Hill</text:p>
          </table:table-cell>
          <table:table-cell office:value-type="float" office:value="40.606794394801">
            <text:p>40.6067943948</text:p>
          </table:table-cell>
          <table:table-cell office:value-type="float" office:value="-74.0977620697252">
            <text:p>-74.0977620697</text:p>
          </table:table-cell>
          <table:table-cell/>
          <table:table-cell table:style-name="ce4" office:value-type="string">
            <text:p>Laurelton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Erasmus</text:p>
          </table:table-cell>
          <table:table-cell office:value-type="float" office:value="40.6469260665858">
            <text:p>40.6469260666</text:p>
          </table:table-cell>
          <table:table-cell office:value-type="float" office:value="-73.9481770992018">
            <text:p>-73.9481770992</text:p>
          </table:table-cell>
          <table:table-cell/>
          <table:table-cell table:style-name="ce4" office:value-type="string">
            <text:p>Lenox Hill-Roosevelt Island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Far Rockaway</text:p>
          </table:table-cell>
          <table:table-cell office:value-type="float" office:value="40.6031344325009">
            <text:p>40.6031344325</text:p>
          </table:table-cell>
          <table:table-cell office:value-type="float" office:value="-73.7549796804387">
            <text:p>-73.7549796804</text:p>
          </table:table-cell>
          <table:table-cell/>
          <table:table-cell table:style-name="ce4" office:value-type="string">
            <text:p>Lincoln Square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Fieldston</text:p>
          </table:table-cell>
          <table:table-cell office:value-type="float" office:value="40.8954374269038">
            <text:p>40.8954374269</text:p>
          </table:table-cell>
          <table:table-cell office:value-type="float" office:value="-73.9056425959168">
            <text:p>-73.9056425959</text:p>
          </table:table-cell>
          <table:table-cell/>
          <table:table-cell table:style-name="ce4" office:value-type="string">
            <text:p>Lindenwood-Howard Beach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Financial District</text:p>
          </table:table-cell>
          <table:table-cell office:value-type="float" office:value="40.7071071072705">
            <text:p>40.7071071073</text:p>
          </table:table-cell>
          <table:table-cell office:value-type="float" office:value="-74.0106654452127">
            <text:p>-74.0106654452</text:p>
          </table:table-cell>
          <table:table-cell/>
          <table:table-cell table:style-name="ce4" office:value-type="string">
            <text:p>Longwood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Flatbush</text:p>
          </table:table-cell>
          <table:table-cell office:value-type="float" office:value="40.6363258902668">
            <text:p>40.6363258903</text:p>
          </table:table-cell>
          <table:table-cell office:value-type="float" office:value="-73.958401065339">
            <text:p>-73.9584010653</text:p>
          </table:table-cell>
          <table:table-cell/>
          <table:table-cell table:style-name="ce4" office:value-type="string">
            <text:p>Lower East Side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Flatiron</text:p>
          </table:table-cell>
          <table:table-cell office:value-type="float" office:value="40.7396730476384">
            <text:p>40.7396730476</text:p>
          </table:table-cell>
          <table:table-cell office:value-type="float" office:value="-73.9909471052826">
            <text:p>-73.9909471053</text:p>
          </table:table-cell>
          <table:table-cell/>
          <table:table-cell table:style-name="ce4" office:value-type="string">
            <text:p>Madison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Flatlands</text:p>
          </table:table-cell>
          <table:table-cell office:value-type="float" office:value="40.6304460437575">
            <text:p>40.6304460438</text:p>
          </table:table-cell>
          <table:table-cell office:value-type="float" office:value="-73.9291130264467">
            <text:p>-73.9291130264</text:p>
          </table:table-cell>
          <table:table-cell/>
          <table:table-cell table:style-name="ce4" office:value-type="string">
            <text:p>Manhattanville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Floral Park</text:p>
          </table:table-cell>
          <table:table-cell office:value-type="float" office:value="40.7413784219454">
            <text:p>40.7413784219</text:p>
          </table:table-cell>
          <table:table-cell office:value-type="float" office:value="-73.7088470588925">
            <text:p>-73.7088470589</text:p>
          </table:table-cell>
          <table:table-cell/>
          <table:table-cell table:style-name="ce4" office:value-type="string">
            <text:p>Marble Hill-Inwood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Flushing</text:p>
          </table:table-cell>
          <table:table-cell office:value-type="float" office:value="40.7644541969785">
            <text:p>40.764454197</text:p>
          </table:table-cell>
          <table:table-cell office:value-type="float" office:value="-73.8317730032958">
            <text:p>-73.8317730033</text:p>
          </table:table-cell>
          <table:table-cell/>
          <table:table-cell table:style-name="ce4" office:value-type="string">
            <text:p>Mariner's Harbor-Arlington-Port Ivory-Graniteville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Fordham</text:p>
          </table:table-cell>
          <table:table-cell office:value-type="float" office:value="40.8609967963865">
            <text:p>40.8609967964</text:p>
          </table:table-cell>
          <table:table-cell office:value-type="float" office:value="-73.8964265598162">
            <text:p>-73.8964265598</text:p>
          </table:table-cell>
          <table:table-cell/>
          <table:table-cell table:style-name="ce4" office:value-type="string">
            <text:p>Maspeth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Forest Hills</text:p>
          </table:table-cell>
          <table:table-cell office:value-type="float" office:value="40.725263782165">
            <text:p>40.7252637822</text:p>
          </table:table-cell>
          <table:table-cell office:value-type="float" office:value="-73.8444750078898">
            <text:p>-73.8444750079</text:p>
          </table:table-cell>
          <table:table-cell/>
          <table:table-cell table:style-name="ce4" office:value-type="string">
            <text:p>Melrose South-Mott Haven North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Forest Hills Gardens</text:p>
          </table:table-cell>
          <table:table-cell office:value-type="float" office:value="40.7146110815117">
            <text:p>40.7146110815</text:p>
          </table:table-cell>
          <table:table-cell office:value-type="float" office:value="-73.8410221123401">
            <text:p>-73.8410221123</text:p>
          </table:table-cell>
          <table:table-cell/>
          <table:table-cell table:style-name="ce4" office:value-type="string">
            <text:p>Middle Villag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Fort Greene</text:p>
          </table:table-cell>
          <table:table-cell office:value-type="float" office:value="40.6885272601898">
            <text:p>40.6885272602</text:p>
          </table:table-cell>
          <table:table-cell office:value-type="float" office:value="-73.9729057436909">
            <text:p>-73.9729057437</text:p>
          </table:table-cell>
          <table:table-cell/>
          <table:table-cell table:style-name="ce4" office:value-type="string">
            <text:p>Midtown-Midtown South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Fort Hamilton</text:p>
          </table:table-cell>
          <table:table-cell office:value-type="float" office:value="40.6147681269423">
            <text:p>40.6147681269</text:p>
          </table:table-cell>
          <table:table-cell office:value-type="float" office:value="-74.0319791453798">
            <text:p>-74.0319791454</text:p>
          </table:table-cell>
          <table:table-cell/>
          <table:table-cell table:style-name="ce4" office:value-type="string">
            <text:p>Midwood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Fox Hills</text:p>
          </table:table-cell>
          <table:table-cell office:value-type="float" office:value="40.6173107925298">
            <text:p>40.6173107925</text:p>
          </table:table-cell>
          <table:table-cell office:value-type="float" office:value="-74.0817399221196">
            <text:p>-74.0817399221</text:p>
          </table:table-cell>
          <table:table-cell/>
          <table:table-cell table:style-name="ce4" office:value-type="string">
            <text:p>Morningside Heights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Fresh Meadows</text:p>
          </table:table-cell>
          <table:table-cell office:value-type="float" office:value="40.7343944653313">
            <text:p>40.7343944653</text:p>
          </table:table-cell>
          <table:table-cell office:value-type="float" office:value="-73.7827133700326">
            <text:p>-73.78271337</text:p>
          </table:table-cell>
          <table:table-cell/>
          <table:table-cell table:style-name="ce4" office:value-type="string">
            <text:p>Morrisania-Melros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Fulton Ferry</text:p>
          </table:table-cell>
          <table:table-cell office:value-type="float" office:value="40.7032810909301">
            <text:p>40.7032810909</text:p>
          </table:table-cell>
          <table:table-cell office:value-type="float" office:value="-73.9955075188842">
            <text:p>-73.9955075189</text:p>
          </table:table-cell>
          <table:table-cell/>
          <table:table-cell table:style-name="ce4" office:value-type="string">
            <text:p>Mott Haven-Port Morris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Georgetown</text:p>
          </table:table-cell>
          <table:table-cell office:value-type="float" office:value="40.6238452447842">
            <text:p>40.6238452448</text:p>
          </table:table-cell>
          <table:table-cell office:value-type="float" office:value="-73.9160748395132">
            <text:p>-73.9160748395</text:p>
          </table:table-cell>
          <table:table-cell/>
          <table:table-cell table:style-name="ce4" office:value-type="string">
            <text:p>Mount Hop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Gerritsen Beach</text:p>
          </table:table-cell>
          <table:table-cell office:value-type="float" office:value="40.590848433902">
            <text:p>40.5908484339</text:p>
          </table:table-cell>
          <table:table-cell office:value-type="float" office:value="-73.930101706912">
            <text:p>-73.9301017069</text:p>
          </table:table-cell>
          <table:table-cell/>
          <table:table-cell table:style-name="ce4" office:value-type="string">
            <text:p>Murray Hill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Glen Oaks</text:p>
          </table:table-cell>
          <table:table-cell office:value-type="float" office:value="40.7494407997433">
            <text:p>40.7494407997</text:p>
          </table:table-cell>
          <table:table-cell office:value-type="float" office:value="-73.7154811899915">
            <text:p>-73.71548119</text:p>
          </table:table-cell>
          <table:table-cell/>
          <table:table-cell table:style-name="ce4" office:value-type="string">
            <text:p>Murray Hill-Kips Bay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Glendale</text:p>
          </table:table-cell>
          <table:table-cell office:value-type="float" office:value="40.7027624296784">
            <text:p>40.7027624297</text:p>
          </table:table-cell>
          <table:table-cell office:value-type="float" office:value="-73.8707416743561">
            <text:p>-73.8707416744</text:p>
          </table:table-cell>
          <table:table-cell/>
          <table:table-cell table:style-name="ce4" office:value-type="string">
            <text:p>New Brighton-Silver Lak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Gowanus</text:p>
          </table:table-cell>
          <table:table-cell office:value-type="float" office:value="40.6739311431872">
            <text:p>40.6739311432</text:p>
          </table:table-cell>
          <table:table-cell office:value-type="float" office:value="-73.9944408714534">
            <text:p>-73.9944408715</text:p>
          </table:table-cell>
          <table:table-cell/>
          <table:table-cell table:style-name="ce4" office:value-type="string">
            <text:p>New Dorp-Midland Beach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Gramercy</text:p>
          </table:table-cell>
          <table:table-cell office:value-type="float" office:value="40.737209832715">
            <text:p>40.7372098327</text:p>
          </table:table-cell>
          <table:table-cell office:value-type="float" office:value="-73.9813759483354">
            <text:p>-73.9813759483</text:p>
          </table:table-cell>
          <table:table-cell/>
          <table:table-cell table:style-name="ce4" office:value-type="string">
            <text:p>New Springville-Bloomfield-Travis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Graniteville</text:p>
          </table:table-cell>
          <table:table-cell office:value-type="float" office:value="40.6201715122319">
            <text:p>40.6201715122</text:p>
          </table:table-cell>
          <table:table-cell office:value-type="float" office:value="-74.1531524638776">
            <text:p>-74.1531524639</text:p>
          </table:table-cell>
          <table:table-cell/>
          <table:table-cell table:style-name="ce4" office:value-type="string">
            <text:p>North Corona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Grant City</text:p>
          </table:table-cell>
          <table:table-cell office:value-type="float" office:value="40.5762155871179">
            <text:p>40.5762155871</text:p>
          </table:table-cell>
          <table:table-cell office:value-type="float" office:value="-74.1058559854543">
            <text:p>-74.1058559855</text:p>
          </table:table-cell>
          <table:table-cell/>
          <table:table-cell table:style-name="ce4" office:value-type="string">
            <text:p>North Riverdale-Fieldston-Riverdale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Grasmere</text:p>
          </table:table-cell>
          <table:table-cell office:value-type="float" office:value="40.5982683595999">
            <text:p>40.5982683596</text:p>
          </table:table-cell>
          <table:table-cell office:value-type="float" office:value="-74.0766743627905">
            <text:p>-74.0766743628</text:p>
          </table:table-cell>
          <table:table-cell/>
          <table:table-cell table:style-name="ce4" office:value-type="string">
            <text:p>North Side-South Sid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Gravesend</text:p>
          </table:table-cell>
          <table:table-cell office:value-type="float" office:value="40.5952600130659">
            <text:p>40.5952600131</text:p>
          </table:table-cell>
          <table:table-cell office:value-type="float" office:value="-73.9734708770845">
            <text:p>-73.9734708771</text:p>
          </table:table-cell>
          <table:table-cell/>
          <table:table-cell table:style-name="ce4" office:value-type="string">
            <text:p>Norwood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Great Kills</text:p>
          </table:table-cell>
          <table:table-cell office:value-type="float" office:value="40.5494802287136">
            <text:p>40.5494802287</text:p>
          </table:table-cell>
          <table:table-cell office:value-type="float" office:value="-74.1493238149099">
            <text:p>-74.1493238149</text:p>
          </table:table-cell>
          <table:table-cell/>
          <table:table-cell table:style-name="ce4" office:value-type="string">
            <text:p>Oakland Gardens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Greenpoint</text:p>
          </table:table-cell>
          <table:table-cell office:value-type="float" office:value="40.7302009848647">
            <text:p>40.7302009849</text:p>
          </table:table-cell>
          <table:table-cell office:value-type="float" office:value="-73.9542409312739">
            <text:p>-73.9542409313</text:p>
          </table:table-cell>
          <table:table-cell/>
          <table:table-cell table:style-name="ce4" office:value-type="string">
            <text:p>Oakwood-Oakwood Beach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Greenridge</text:p>
          </table:table-cell>
          <table:table-cell office:value-type="float" office:value="40.5552952361732">
            <text:p>40.5552952362</text:p>
          </table:table-cell>
          <table:table-cell office:value-type="float" office:value="-74.1707941478609">
            <text:p>-74.1707941479</text:p>
          </table:table-cell>
          <table:table-cell/>
          <table:table-cell table:style-name="ce4" office:value-type="string">
            <text:p>Ocean Hill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Greenwich Village</text:p>
          </table:table-cell>
          <table:table-cell office:value-type="float" office:value="40.7269328853613">
            <text:p>40.7269328854</text:p>
          </table:table-cell>
          <table:table-cell office:value-type="float" office:value="-73.999914029459">
            <text:p>-73.9999140295</text:p>
          </table:table-cell>
          <table:table-cell/>
          <table:table-cell table:style-name="ce4" office:value-type="string">
            <text:p>Ocean Parkway South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Grymes Hill</text:p>
          </table:table-cell>
          <table:table-cell office:value-type="float" office:value="40.624184791313">
            <text:p>40.6241847913</text:p>
          </table:table-cell>
          <table:table-cell office:value-type="float" office:value="-74.0872481998373">
            <text:p>-74.0872481998</text:p>
          </table:table-cell>
          <table:table-cell/>
          <table:table-cell table:style-name="ce4" office:value-type="string">
            <text:p>Old Astoria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Hamilton Heights</text:p>
          </table:table-cell>
          <table:table-cell office:value-type="float" office:value="40.8236042848119">
            <text:p>40.8236042848</text:p>
          </table:table-cell>
          <table:table-cell office:value-type="float" office:value="-73.9496879188337">
            <text:p>-73.9496879188</text:p>
          </table:table-cell>
          <table:table-cell/>
          <table:table-cell table:style-name="ce4" office:value-type="string">
            <text:p>Old Town-Dongan Hills-South Beach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Hammels</text:p>
          </table:table-cell>
          <table:table-cell office:value-type="float" office:value="40.5873377401874">
            <text:p>40.5873377402</text:p>
          </table:table-cell>
          <table:table-cell office:value-type="float" office:value="-73.8055300296872">
            <text:p>-73.8055300297</text:p>
          </table:table-cell>
          <table:table-cell/>
          <table:table-cell table:style-name="ce4" office:value-type="string">
            <text:p>Ozone Park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Heartland Village</text:p>
          </table:table-cell>
          <table:table-cell office:value-type="float" office:value="40.5891389487528">
            <text:p>40.5891389488</text:p>
          </table:table-cell>
          <table:table-cell office:value-type="float" office:value="-74.159022081566">
            <text:p>-74.1590220816</text:p>
          </table:table-cell>
          <table:table-cell/>
          <table:table-cell table:style-name="ce4" office:value-type="string">
            <text:p>Park Slope-Gowanus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High <text:s/>Bridge</text:p>
          </table:table-cell>
          <table:table-cell office:value-type="float" office:value="40.8366230107061">
            <text:p>40.8366230107</text:p>
          </table:table-cell>
          <table:table-cell office:value-type="float" office:value="-73.9261020935813">
            <text:p>-73.9261020936</text:p>
          </table:table-cell>
          <table:table-cell/>
          <table:table-cell table:style-name="ce4" office:value-type="string">
            <text:p>park-cemetery-etc-Bronx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Highland Park</text:p>
          </table:table-cell>
          <table:table-cell office:value-type="float" office:value="40.6819989345173">
            <text:p>40.6819989345</text:p>
          </table:table-cell>
          <table:table-cell office:value-type="float" office:value="-73.890345709872">
            <text:p>-73.8903457099</text:p>
          </table:table-cell>
          <table:table-cell/>
          <table:table-cell table:style-name="ce4" office:value-type="string">
            <text:p>park-cemetery-etc-Brooklyn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Hillcrest</text:p>
          </table:table-cell>
          <table:table-cell office:value-type="float" office:value="40.7238249018292">
            <text:p>40.7238249018</text:p>
          </table:table-cell>
          <table:table-cell office:value-type="float" office:value="-73.7976030091267">
            <text:p>-73.7976030091</text:p>
          </table:table-cell>
          <table:table-cell/>
          <table:table-cell table:style-name="ce4" office:value-type="string">
            <text:p>park-cemetery-etc-Manhattan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Hollis</text:p>
          </table:table-cell>
          <table:table-cell office:value-type="float" office:value="40.711243441919">
            <text:p>40.7112434419</text:p>
          </table:table-cell>
          <table:table-cell office:value-type="float" office:value="-73.7592500933559">
            <text:p>-73.7592500934</text:p>
          </table:table-cell>
          <table:table-cell/>
          <table:table-cell table:style-name="ce4" office:value-type="string">
            <text:p>park-cemetery-etc-Queens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Holliswood</text:p>
          </table:table-cell>
          <table:table-cell office:value-type="float" office:value="40.7209572076444">
            <text:p>40.7209572076</text:p>
          </table:table-cell>
          <table:table-cell office:value-type="float" office:value="-73.7671416671473">
            <text:p>-73.7671416671</text:p>
          </table:table-cell>
          <table:table-cell/>
          <table:table-cell table:style-name="ce4" office:value-type="string">
            <text:p>park-cemetery-etc-Staten Island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Homecrest</text:p>
          </table:table-cell>
          <table:table-cell office:value-type="float" office:value="40.5985250951373">
            <text:p>40.5985250951</text:p>
          </table:table-cell>
          <table:table-cell office:value-type="float" office:value="-73.959184594287">
            <text:p>-73.9591845943</text:p>
          </table:table-cell>
          <table:table-cell/>
          <table:table-cell table:style-name="ce4" office:value-type="string">
            <text:p>Parkchester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Howard Beach</text:p>
          </table:table-cell>
          <table:table-cell office:value-type="float" office:value="40.6542252773849">
            <text:p>40.6542252774</text:p>
          </table:table-cell>
          <table:table-cell office:value-type="float" office:value="-73.8381376460028">
            <text:p>-73.838137646</text:p>
          </table:table-cell>
          <table:table-cell/>
          <table:table-cell table:style-name="ce4" office:value-type="string">
            <text:p>Pelham Bay-Country Club-City Island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Howland Hook</text:p>
          </table:table-cell>
          <table:table-cell office:value-type="float" office:value="40.638432837948">
            <text:p>40.6384328379</text:p>
          </table:table-cell>
          <table:table-cell office:value-type="float" office:value="-74.1862233174982">
            <text:p>-74.1862233175</text:p>
          </table:table-cell>
          <table:table-cell/>
          <table:table-cell table:style-name="ce4" office:value-type="string">
            <text:p>Pelham Parkway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Hudson Yards</text:p>
          </table:table-cell>
          <table:table-cell office:value-type="float" office:value="40.7566580822752">
            <text:p>40.7566580823</text:p>
          </table:table-cell>
          <table:table-cell office:value-type="float" office:value="-74.0001113620264">
            <text:p>-74.000111362</text:p>
          </table:table-cell>
          <table:table-cell/>
          <table:table-cell table:style-name="ce4" office:value-type="string">
            <text:p>Pomonok-Flushing Heights-Hillcrest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Huguenot</text:p>
          </table:table-cell>
          <table:table-cell office:value-type="float" office:value="40.5319119204896">
            <text:p>40.5319119205</text:p>
          </table:table-cell>
          <table:table-cell office:value-type="float" office:value="-74.1917410574781">
            <text:p>-74.1917410575</text:p>
          </table:table-cell>
          <table:table-cell/>
          <table:table-cell table:style-name="ce4" office:value-type="string">
            <text:p>Port Richmond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Hunters Point</text:p>
          </table:table-cell>
          <table:table-cell office:value-type="float" office:value="40.7434140900735">
            <text:p>40.7434140901</text:p>
          </table:table-cell>
          <table:table-cell office:value-type="float" office:value="-73.9538678213075">
            <text:p>-73.9538678213</text:p>
          </table:table-cell>
          <table:table-cell/>
          <table:table-cell table:style-name="ce4" office:value-type="string">
            <text:p>Prospect Heights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Hunts Point</text:p>
          </table:table-cell>
          <table:table-cell office:value-type="float" office:value="40.8097298793871">
            <text:p>40.8097298794</text:p>
          </table:table-cell>
          <table:table-cell office:value-type="float" office:value="-73.8833150595529">
            <text:p>-73.8833150596</text:p>
          </table:table-cell>
          <table:table-cell/>
          <table:table-cell table:style-name="ce4" office:value-type="string">
            <text:p>Prospect Lefferts Gardens-Wingate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Inwood</text:p>
          </table:table-cell>
          <table:table-cell office:value-type="float" office:value="40.8676839644992">
            <text:p>40.8676839645</text:p>
          </table:table-cell>
          <table:table-cell office:value-type="float" office:value="-73.921210422039">
            <text:p>-73.921210422</text:p>
          </table:table-cell>
          <table:table-cell/>
          <table:table-cell table:style-name="ce4" office:value-type="string">
            <text:p>Queens Village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Jackson Heights</text:p>
          </table:table-cell>
          <table:table-cell office:value-type="float" office:value="40.7519813800737">
            <text:p>40.7519813801</text:p>
          </table:table-cell>
          <table:table-cell office:value-type="float" office:value="-73.8828210916437">
            <text:p>-73.8828210916</text:p>
          </table:table-cell>
          <table:table-cell/>
          <table:table-cell table:style-name="ce4" office:value-type="string">
            <text:p>Queensboro Hill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Jamaica Center</text:p>
          </table:table-cell>
          <table:table-cell office:value-type="float" office:value="40.7046573606872">
            <text:p>40.7046573607</text:p>
          </table:table-cell>
          <table:table-cell office:value-type="float" office:value="-73.7969016588829">
            <text:p>-73.7969016589</text:p>
          </table:table-cell>
          <table:table-cell/>
          <table:table-cell table:style-name="ce4" office:value-type="string">
            <text:p>Queensbridge-Ravenswood-Long Island City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Jamaica Estates</text:p>
          </table:table-cell>
          <table:table-cell office:value-type="float" office:value="40.7168048301461">
            <text:p>40.7168048301</text:p>
          </table:table-cell>
          <table:table-cell office:value-type="float" office:value="-73.7872269693666">
            <text:p>-73.7872269694</text:p>
          </table:table-cell>
          <table:table-cell/>
          <table:table-cell table:style-name="ce4" office:value-type="string">
            <text:p>Rego Park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Jamaica Hills</text:p>
          </table:table-cell>
          <table:table-cell office:value-type="float" office:value="40.7114596437048">
            <text:p>40.7114596437</text:p>
          </table:table-cell>
          <table:table-cell office:value-type="float" office:value="-73.7964646208159">
            <text:p>-73.7964646208</text:p>
          </table:table-cell>
          <table:table-cell/>
          <table:table-cell table:style-name="ce4" office:value-type="string">
            <text:p>Richmond Hill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Kensington</text:p>
          </table:table-cell>
          <table:table-cell office:value-type="float" office:value="40.6423819580035">
            <text:p>40.642381958</text:p>
          </table:table-cell>
          <table:table-cell office:value-type="float" office:value="-73.9804211055948">
            <text:p>-73.9804211056</text:p>
          </table:table-cell>
          <table:table-cell/>
          <table:table-cell table:style-name="ce4" office:value-type="string">
            <text:p>Ridgewood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Kew Gardens</text:p>
          </table:table-cell>
          <table:table-cell office:value-type="float" office:value="40.7051790354148">
            <text:p>40.7051790354</text:p>
          </table:table-cell>
          <table:table-cell office:value-type="float" office:value="-73.829819058257">
            <text:p>-73.8298190583</text:p>
          </table:table-cell>
          <table:table-cell/>
          <table:table-cell table:style-name="ce4" office:value-type="string">
            <text:p>Rikers Island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Kew Gardens Hills</text:p>
          </table:table-cell>
          <table:table-cell office:value-type="float" office:value="40.722578244228">
            <text:p>40.7225782442</text:p>
          </table:table-cell>
          <table:table-cell office:value-type="float" office:value="-73.8208776493357">
            <text:p>-73.8208776493</text:p>
          </table:table-cell>
          <table:table-cell/>
          <table:table-cell table:style-name="ce4" office:value-type="string">
            <text:p>Rosedale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Kingsbridge</text:p>
          </table:table-cell>
          <table:table-cell office:value-type="float" office:value="40.8816873712052">
            <text:p>40.8816873712</text:p>
          </table:table-cell>
          <table:table-cell office:value-type="float" office:value="-73.902817987246">
            <text:p>-73.9028179872</text:p>
          </table:table-cell>
          <table:table-cell/>
          <table:table-cell table:style-name="ce4" office:value-type="string">
            <text:p>Rossville-Woodrow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Kingsbridge Heights</text:p>
          </table:table-cell>
          <table:table-cell office:value-type="float" office:value="40.8703923914147">
            <text:p>40.8703923914</text:p>
          </table:table-cell>
          <table:table-cell office:value-type="float" office:value="-73.9015226451314">
            <text:p>-73.9015226451</text:p>
          </table:table-cell>
          <table:table-cell/>
          <table:table-cell table:style-name="ce4" office:value-type="string">
            <text:p>Rugby-Remsen Village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Laurelton</text:p>
          </table:table-cell>
          <table:table-cell office:value-type="float" office:value="40.6678838966025">
            <text:p>40.6678838966</text:p>
          </table:table-cell>
          <table:table-cell office:value-type="float" office:value="-73.7402560798982">
            <text:p>-73.7402560799</text:p>
          </table:table-cell>
          <table:table-cell/>
          <table:table-cell table:style-name="ce4" office:value-type="string">
            <text:p>Schuylerville-Throgs Neck-Edgewater Park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Lefrak City</text:p>
          </table:table-cell>
          <table:table-cell office:value-type="float" office:value="40.7360745708308">
            <text:p>40.7360745708</text:p>
          </table:table-cell>
          <table:table-cell office:value-type="float" office:value="-73.8625247141374">
            <text:p>-73.8625247141</text:p>
          </table:table-cell>
          <table:table-cell/>
          <table:table-cell table:style-name="ce4" office:value-type="string">
            <text:p>Seagate-Coney Island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Lenox Hill</text:p>
          </table:table-cell>
          <table:table-cell office:value-type="float" office:value="40.7681126582873">
            <text:p>40.7681126583</text:p>
          </table:table-cell>
          <table:table-cell office:value-type="float" office:value="-73.9588596881376">
            <text:p>-73.9588596881</text:p>
          </table:table-cell>
          <table:table-cell/>
          <table:table-cell table:style-name="ce4" office:value-type="string">
            <text:p>Sheepshead Bay-Gerritsen Beach-Manhattan Beach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Lighthouse Hill</text:p>
          </table:table-cell>
          <table:table-cell office:value-type="float" office:value="40.5765062937949">
            <text:p>40.5765062938</text:p>
          </table:table-cell>
          <table:table-cell office:value-type="float" office:value="-74.1379266377157">
            <text:p>-74.1379266377</text:p>
          </table:table-cell>
          <table:table-cell/>
          <table:table-cell table:style-name="ce4" office:value-type="string">
            <text:p>SoHo-TriBeCa-Civic Center-Little Italy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Lincoln Square</text:p>
          </table:table-cell>
          <table:table-cell office:value-type="float" office:value="40.7735288894217">
            <text:p>40.7735288894</text:p>
          </table:table-cell>
          <table:table-cell office:value-type="float" office:value="-73.9853377700126">
            <text:p>-73.98533777</text:p>
          </table:table-cell>
          <table:table-cell/>
          <table:table-cell table:style-name="ce4" office:value-type="string">
            <text:p>Soundview-Bruckner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Lindenwood</text:p>
          </table:table-cell>
          <table:table-cell office:value-type="float" office:value="40.6639184192514">
            <text:p>40.6639184193</text:p>
          </table:table-cell>
          <table:table-cell office:value-type="float" office:value="-73.8496378240244">
            <text:p>-73.849637824</text:p>
          </table:table-cell>
          <table:table-cell/>
          <table:table-cell table:style-name="ce4" office:value-type="string">
            <text:p>Soundview-Castle Hill-Clason Point-Harding Park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Little Italy</text:p>
          </table:table-cell>
          <table:table-cell office:value-type="float" office:value="40.7193237939591">
            <text:p>40.719323794</text:p>
          </table:table-cell>
          <table:table-cell office:value-type="float" office:value="-73.9973046720807">
            <text:p>-73.9973046721</text:p>
          </table:table-cell>
          <table:table-cell/>
          <table:table-cell table:style-name="ce4" office:value-type="string">
            <text:p>South Jamaica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Little Neck</text:p>
          </table:table-cell>
          <table:table-cell office:value-type="float" office:value="40.7708261928267">
            <text:p>40.7708261928</text:p>
          </table:table-cell>
          <table:table-cell office:value-type="float" office:value="-73.7388977558074">
            <text:p>-73.7388977558</text:p>
          </table:table-cell>
          <table:table-cell/>
          <table:table-cell table:style-name="ce4" office:value-type="string">
            <text:p>South Ozone Park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Long Island City</text:p>
          </table:table-cell>
          <table:table-cell office:value-type="float" office:value="40.7502173461053">
            <text:p>40.7502173461</text:p>
          </table:table-cell>
          <table:table-cell office:value-type="float" office:value="-73.9392022391551">
            <text:p>-73.9392022392</text:p>
          </table:table-cell>
          <table:table-cell/>
          <table:table-cell table:style-name="ce4" office:value-type="string">
            <text:p>Springfield Gardens North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Longwood</text:p>
          </table:table-cell>
          <table:table-cell office:value-type="float" office:value="40.8150990454582">
            <text:p>40.8150990455</text:p>
          </table:table-cell>
          <table:table-cell office:value-type="float" office:value="-73.8957882009446">
            <text:p>-73.8957882009</text:p>
          </table:table-cell>
          <table:table-cell/>
          <table:table-cell table:style-name="ce4" office:value-type="string">
            <text:p>Springfield Gardens South-Brookville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Lower East Side</text:p>
          </table:table-cell>
          <table:table-cell office:value-type="float" office:value="40.7178067489277">
            <text:p>40.7178067489</text:p>
          </table:table-cell>
          <table:table-cell office:value-type="float" office:value="-73.9808903199929">
            <text:p>-73.98089032</text:p>
          </table:table-cell>
          <table:table-cell/>
          <table:table-cell table:style-name="ce4" office:value-type="string">
            <text:p>Spuyten Duyvil-Kingsbridge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Madison</text:p>
          </table:table-cell>
          <table:table-cell office:value-type="float" office:value="40.6093777011377">
            <text:p>40.6093777011</text:p>
          </table:table-cell>
          <table:table-cell office:value-type="float" office:value="-73.9484151532889">
            <text:p>-73.9484151533</text:p>
          </table:table-cell>
          <table:table-cell/>
          <table:table-cell table:style-name="ce4" office:value-type="string">
            <text:p>St. Albans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Malba</text:p>
          </table:table-cell>
          <table:table-cell office:value-type="float" office:value="40.7906015567015">
            <text:p>40.7906015567</text:p>
          </table:table-cell>
          <table:table-cell office:value-type="float" office:value="-73.8266775713864">
            <text:p>-73.8266775714</text:p>
          </table:table-cell>
          <table:table-cell/>
          <table:table-cell table:style-name="ce4" office:value-type="string">
            <text:p>Stapleton-Rosebank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Manhattan Beach</text:p>
          </table:table-cell>
          <table:table-cell office:value-type="float" office:value="40.5779135030866">
            <text:p>40.5779135031</text:p>
          </table:table-cell>
          <table:table-cell office:value-type="float" office:value="-73.9435372289189">
            <text:p>-73.9435372289</text:p>
          </table:table-cell>
          <table:table-cell/>
          <table:table-cell table:style-name="ce4" office:value-type="string">
            <text:p>Starrett City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Manhattan Terrace</text:p>
          </table:table-cell>
          <table:table-cell office:value-type="float" office:value="40.614432513351">
            <text:p>40.6144325134</text:p>
          </table:table-cell>
          <table:table-cell office:value-type="float" office:value="-73.9574384055994">
            <text:p>-73.9574384056</text:p>
          </table:table-cell>
          <table:table-cell/>
          <table:table-cell table:style-name="ce4" office:value-type="string">
            <text:p>Steinway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Manhattan Valley</text:p>
          </table:table-cell>
          <table:table-cell office:value-type="float" office:value="40.7973070417029">
            <text:p>40.7973070417</text:p>
          </table:table-cell>
          <table:table-cell office:value-type="float" office:value="-73.9642861774066">
            <text:p>-73.9642861774</text:p>
          </table:table-cell>
          <table:table-cell/>
          <table:table-cell table:style-name="ce4" office:value-type="string">
            <text:p>Stuyvesant Heights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Manhattanville</text:p>
          </table:table-cell>
          <table:table-cell office:value-type="float" office:value="40.8169344294978">
            <text:p>40.8169344295</text:p>
          </table:table-cell>
          <table:table-cell office:value-type="float" office:value="-73.9573853935188">
            <text:p>-73.9573853935</text:p>
          </table:table-cell>
          <table:table-cell/>
          <table:table-cell table:style-name="ce4" office:value-type="string">
            <text:p>Stuyvesant Town-Cooper Village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Manor Heights</text:p>
          </table:table-cell>
          <table:table-cell office:value-type="float" office:value="40.6018095763144">
            <text:p>40.6018095763</text:p>
          </table:table-cell>
          <table:table-cell office:value-type="float" office:value="-74.12059399718">
            <text:p>-74.1205939972</text:p>
          </table:table-cell>
          <table:table-cell/>
          <table:table-cell table:style-name="ce4" office:value-type="string">
            <text:p>Sunset Park East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Marble Hill</text:p>
          </table:table-cell>
          <table:table-cell office:value-type="float" office:value="40.8765507787996">
            <text:p>40.8765507788</text:p>
          </table:table-cell>
          <table:table-cell office:value-type="float" office:value="-73.9106596586298">
            <text:p>-73.9106596586</text:p>
          </table:table-cell>
          <table:table-cell/>
          <table:table-cell table:style-name="ce4" office:value-type="string">
            <text:p>Sunset Park West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Marine Park</text:p>
          </table:table-cell>
          <table:table-cell office:value-type="float" office:value="40.6097477798946">
            <text:p>40.6097477799</text:p>
          </table:table-cell>
          <table:table-cell office:value-type="float" office:value="-73.931344041085">
            <text:p>-73.9313440411</text:p>
          </table:table-cell>
          <table:table-cell/>
          <table:table-cell table:style-name="ce4" office:value-type="string">
            <text:p>Todt Hill-Emerson Hill-Heartland Village-Lighthouse Hill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Mariner's Harbor</text:p>
          </table:table-cell>
          <table:table-cell office:value-type="float" office:value="40.6325463904811">
            <text:p>40.6325463905</text:p>
          </table:table-cell>
          <table:table-cell office:value-type="float" office:value="-74.1500853704698">
            <text:p>-74.1500853705</text:p>
          </table:table-cell>
          <table:table-cell/>
          <table:table-cell table:style-name="ce4" office:value-type="string">
            <text:p>Turtle Bay-East Midtown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Maspeth</text:p>
          </table:table-cell>
          <table:table-cell office:value-type="float" office:value="40.7254273740936">
            <text:p>40.7254273741</text:p>
          </table:table-cell>
          <table:table-cell office:value-type="float" office:value="-73.8962171362686">
            <text:p>-73.8962171363</text:p>
          </table:table-cell>
          <table:table-cell/>
          <table:table-cell table:style-name="ce4" office:value-type="string">
            <text:p>University Heights-Morris Heights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Melrose</text:p>
          </table:table-cell>
          <table:table-cell office:value-type="float" office:value="40.8197543705949">
            <text:p>40.8197543706</text:p>
          </table:table-cell>
          <table:table-cell office:value-type="float" office:value="-73.9094216075744">
            <text:p>-73.9094216076</text:p>
          </table:table-cell>
          <table:table-cell/>
          <table:table-cell table:style-name="ce4" office:value-type="string">
            <text:p>Upper East Side-Carnegie Hill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Middle Village</text:p>
          </table:table-cell>
          <table:table-cell office:value-type="float" office:value="40.7164145111582">
            <text:p>40.7164145112</text:p>
          </table:table-cell>
          <table:table-cell office:value-type="float" office:value="-73.881143192006">
            <text:p>-73.881143192</text:p>
          </table:table-cell>
          <table:table-cell/>
          <table:table-cell table:style-name="ce4" office:value-type="string">
            <text:p>Upper West Side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Midland Beach</text:p>
          </table:table-cell>
          <table:table-cell office:value-type="float" office:value="40.5735269057428">
            <text:p>40.5735269057</text:p>
          </table:table-cell>
          <table:table-cell office:value-type="float" office:value="-74.0934826630359">
            <text:p>-74.093482663</text:p>
          </table:table-cell>
          <table:table-cell/>
          <table:table-cell table:style-name="ce4" office:value-type="string">
            <text:p>Van Cortlandt Village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Midtown</text:p>
          </table:table-cell>
          <table:table-cell office:value-type="float" office:value="40.7546911027062">
            <text:p>40.7546911027</text:p>
          </table:table-cell>
          <table:table-cell office:value-type="float" office:value="-73.981668827303">
            <text:p>-73.9816688273</text:p>
          </table:table-cell>
          <table:table-cell/>
          <table:table-cell table:style-name="ce4" office:value-type="string">
            <text:p>Van Nest-Morris Park-Westchester Square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Midtown South</text:p>
          </table:table-cell>
          <table:table-cell office:value-type="float" office:value="40.7485096643122">
            <text:p>40.7485096643</text:p>
          </table:table-cell>
          <table:table-cell office:value-type="float" office:value="-73.9887131328525">
            <text:p>-73.9887131329</text:p>
          </table:table-cell>
          <table:table-cell/>
          <table:table-cell table:style-name="ce4" office:value-type="string">
            <text:p>Washington Heights North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Midwood</text:p>
          </table:table-cell>
          <table:table-cell office:value-type="float" office:value="40.6255958986984">
            <text:p>40.6255958987</text:p>
          </table:table-cell>
          <table:table-cell office:value-type="float" office:value="-73.9575952348984">
            <text:p>-73.9575952349</text:p>
          </table:table-cell>
          <table:table-cell/>
          <table:table-cell table:style-name="ce4" office:value-type="string">
            <text:p>Washington Heights South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Mill Basin</text:p>
          </table:table-cell>
          <table:table-cell office:value-type="float" office:value="40.6159742396234">
            <text:p>40.6159742396</text:p>
          </table:table-cell>
          <table:table-cell office:value-type="float" office:value="-73.915153915504">
            <text:p>-73.9151539155</text:p>
          </table:table-cell>
          <table:table-cell/>
          <table:table-cell table:style-name="ce4" office:value-type="string">
            <text:p>West Brighton</text:p>
          </table:table-cell>
        </table:table-row>
        <table:table-row table:style-name="ro3">
          <table:table-cell office:value-type="string">
            <text:p>Brooklyn</text:p>
          </table:table-cell>
          <table:table-cell office:value-type="string">
            <text:p>Mill Island</text:p>
          </table:table-cell>
          <table:table-cell office:value-type="float" office:value="40.6063364216856">
            <text:p>40.6063364217</text:p>
          </table:table-cell>
          <table:table-cell office:value-type="float" office:value="-73.9081857177742">
            <text:p>-73.9081857178</text:p>
          </table:table-cell>
          <table:table-cell/>
          <table:table-cell table:style-name="ce4" office:value-type="string">
            <text:p>West Concourse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Morningside Heights</text:p>
          </table:table-cell>
          <table:table-cell office:value-type="float" office:value="40.8079997381658">
            <text:p>40.8079997382</text:p>
          </table:table-cell>
          <table:table-cell office:value-type="float" office:value="-73.9638962790533">
            <text:p>-73.9638962791</text:p>
          </table:table-cell>
          <table:table-cell/>
          <table:table-cell table:style-name="ce4" office:value-type="string">
            <text:p>West Farms-Bronx River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Morris Heights</text:p>
          </table:table-cell>
          <table:table-cell office:value-type="float" office:value="40.8478979260627">
            <text:p>40.8478979261</text:p>
          </table:table-cell>
          <table:table-cell office:value-type="float" office:value="-73.9196715911957">
            <text:p>-73.9196715912</text:p>
          </table:table-cell>
          <table:table-cell/>
          <table:table-cell table:style-name="ce4" office:value-type="string">
            <text:p>West New Brighton-New Brighton-St. George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Morris Park</text:p>
          </table:table-cell>
          <table:table-cell office:value-type="float" office:value="40.8475490635363">
            <text:p>40.8475490635</text:p>
          </table:table-cell>
          <table:table-cell office:value-type="float" office:value="-73.8504017803042">
            <text:p>-73.8504017803</text:p>
          </table:table-cell>
          <table:table-cell/>
          <table:table-cell table:style-name="ce4" office:value-type="string">
            <text:p>West Village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Morrisania</text:p>
          </table:table-cell>
          <table:table-cell office:value-type="float" office:value="40.8235919858553">
            <text:p>40.8235919859</text:p>
          </table:table-cell>
          <table:table-cell office:value-type="float" office:value="-73.9015064894306">
            <text:p>-73.9015064894</text:p>
          </table:table-cell>
          <table:table-cell/>
          <table:table-cell table:style-name="ce4" office:value-type="string">
            <text:p>Westchester-Unionport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Mott Haven</text:p>
          </table:table-cell>
          <table:table-cell office:value-type="float" office:value="40.8062387493518">
            <text:p>40.8062387494</text:p>
          </table:table-cell>
          <table:table-cell office:value-type="float" office:value="-73.9160998748758">
            <text:p>-73.9160998749</text:p>
          </table:table-cell>
          <table:table-cell/>
          <table:table-cell table:style-name="ce4" office:value-type="string">
            <text:p>Westerleigh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Mount Eden</text:p>
          </table:table-cell>
          <table:table-cell office:value-type="float" office:value="40.8438261767165">
            <text:p>40.8438261767</text:p>
          </table:table-cell>
          <table:table-cell office:value-type="float" office:value="-73.9165555196442">
            <text:p>-73.9165555196</text:p>
          </table:table-cell>
          <table:table-cell/>
          <table:table-cell table:style-name="ce4" office:value-type="string">
            <text:p>Whitestone</text:p>
          </table:table-cell>
        </table:table-row>
        <table:table-row table:style-name="ro3">
          <table:table-cell office:value-type="string">
            <text:p>Bronx</text:p>
          </table:table-cell>
          <table:table-cell office:value-type="string">
            <text:p>Mount Hope</text:p>
          </table:table-cell>
          <table:table-cell office:value-type="float" office:value="40.8488416072466">
            <text:p>40.8488416072</text:p>
          </table:table-cell>
          <table:table-cell office:value-type="float" office:value="-73.9082993088199">
            <text:p>-73.9082993088</text:p>
          </table:table-cell>
          <table:table-cell/>
          <table:table-cell table:style-name="ce4" office:value-type="string">
            <text:p>Williamsbridge-Olinville</text:p>
          </table:table-cell>
        </table:table-row>
        <table:table-row table:style-name="ro3">
          <table:table-cell office:value-type="string">
            <text:p>Manhattan</text:p>
          </table:table-cell>
          <table:table-cell office:value-type="string">
            <text:p>Murray Hill</text:p>
          </table:table-cell>
          <table:table-cell office:value-type="float" office:value="40.7483030772522">
            <text:p>40.7483030773</text:p>
          </table:table-cell>
          <table:table-cell office:value-type="float" office:value="-73.9783320792413">
            <text:p>-73.9783320792</text:p>
          </table:table-cell>
          <table:table-cell/>
          <table:table-cell table:style-name="ce4" office:value-type="string">
            <text:p>Williamsburg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Murray Hill</text:p>
          </table:table-cell>
          <table:table-cell office:value-type="float" office:value="40.7641261226141">
            <text:p>40.7641261226</text:p>
          </table:table-cell>
          <table:table-cell office:value-type="float" office:value="-73.8127626913587">
            <text:p>-73.8127626914</text:p>
          </table:table-cell>
          <table:table-cell/>
          <table:table-cell table:style-name="ce4" office:value-type="string">
            <text:p>Windsor Terrace</text:p>
          </table:table-cell>
        </table:table-row>
        <table:table-row table:style-name="ro3">
          <table:table-cell office:value-type="string">
            <text:p>Queens</text:p>
          </table:table-cell>
          <table:table-cell office:value-type="string">
            <text:p>Neponsit</text:p>
          </table:table-cell>
          <table:table-cell office:value-type="float" office:value="40.572036730217">
            <text:p>40.5720367302</text:p>
          </table:table-cell>
          <table:table-cell office:value-type="float" office:value="-73.8575467241083">
            <text:p>-73.8575467241</text:p>
          </table:table-cell>
          <table:table-cell/>
          <table:table-cell table:style-name="ce4" office:value-type="string">
            <text:p>Woodhaven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New Brighton</text:p>
          </table:table-cell>
          <table:table-cell office:value-type="float" office:value="40.6406145591351">
            <text:p>40.6406145591</text:p>
          </table:table-cell>
          <table:table-cell office:value-type="float" office:value="-74.0870165051662">
            <text:p>-74.0870165052</text:p>
          </table:table-cell>
          <table:table-cell/>
          <table:table-cell table:style-name="ce4" office:value-type="string">
            <text:p>Woodlawn-Wakefield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New Dorp</text:p>
          </table:table-cell>
          <table:table-cell office:value-type="float" office:value="40.5725723182063">
            <text:p>40.5725723182</text:p>
          </table:table-cell>
          <table:table-cell office:value-type="float" office:value="-74.1164794360638">
            <text:p>-74.1164794361</text:p>
          </table:table-cell>
          <table:table-cell/>
          <table:table-cell table:style-name="ce4" office:value-type="string">
            <text:p>Woodside</text:p>
          </table:table-cell>
        </table:table-row>
        <table:table-row table:style-name="ro3">
          <table:table-cell office:value-type="string">
            <text:p>Staten Island</text:p>
          </table:table-cell>
          <table:table-cell office:value-type="string">
            <text:p>New Dorp Beach</text:p>
          </table:table-cell>
          <table:table-cell office:value-type="float" office:value="40.5642554930734">
            <text:p>40.5642554931</text:p>
          </table:table-cell>
          <table:table-cell office:value-type="float" office:value="-74.1043270746912">
            <text:p>-74.1043270747</text:p>
          </table:table-cell>
          <table:table-cell/>
          <table:table-cell table:style-name="ce4" office:value-type="string">
            <text:p>Yorkville</text:p>
          </table:table-cell>
        </table:table-row>
        <table:table-row table:style-name="ro2">
          <table:table-cell office:value-type="string">
            <text:p>Brooklyn</text:p>
          </table:table-cell>
          <table:table-cell office:value-type="string">
            <text:p>New Lots</text:p>
          </table:table-cell>
          <table:table-cell office:value-type="float" office:value="40.6627442796966">
            <text:p>40.6627442797</text:p>
          </table:table-cell>
          <table:table-cell office:value-type="float" office:value="-73.8851177637929">
            <text:p>-73.8851177638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New Springville</text:p>
          </table:table-cell>
          <table:table-cell office:value-type="float" office:value="40.5942523791617">
            <text:p>40.5942523792</text:p>
          </table:table-cell>
          <table:table-cell office:value-type="float" office:value="-74.1649603132983">
            <text:p>-74.1649603133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Noho</text:p>
          </table:table-cell>
          <table:table-cell office:value-type="float" office:value="40.7232590188577">
            <text:p>40.7232590189</text:p>
          </table:table-cell>
          <table:table-cell office:value-type="float" office:value="-73.988433680236">
            <text:p>-73.9884336802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North Corona</text:p>
          </table:table-cell>
          <table:table-cell office:value-type="float" office:value="40.7540709990489">
            <text:p>40.754070999</text:p>
          </table:table-cell>
          <table:table-cell office:value-type="float" office:value="-73.8575179067645">
            <text:p>-73.8575179068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North Riverdale</text:p>
          </table:table-cell>
          <table:table-cell office:value-type="float" office:value="40.9085428295067">
            <text:p>40.9085428295</text:p>
          </table:table-cell>
          <table:table-cell office:value-type="float" office:value="-73.9045305490893">
            <text:p>-73.9045305491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North Side</text:p>
          </table:table-cell>
          <table:table-cell office:value-type="float" office:value="40.714822906532">
            <text:p>40.7148229065</text:p>
          </table:table-cell>
          <table:table-cell office:value-type="float" office:value="-73.9588085758758">
            <text:p>-73.9588085759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Norwood</text:p>
          </table:table-cell>
          <table:table-cell office:value-type="float" office:value="40.8772241559945">
            <text:p>40.877224156</text:p>
          </table:table-cell>
          <table:table-cell office:value-type="float" office:value="-73.8793907395681">
            <text:p>-73.8793907396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Oakland Gardens</text:p>
          </table:table-cell>
          <table:table-cell office:value-type="float" office:value="40.7456185714185">
            <text:p>40.7456185714</text:p>
          </table:table-cell>
          <table:table-cell office:value-type="float" office:value="-73.7549497623433">
            <text:p>-73.7549497623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akwood</text:p>
          </table:table-cell>
          <table:table-cell office:value-type="float" office:value="40.5584622432888">
            <text:p>40.5584622433</text:p>
          </table:table-cell>
          <table:table-cell office:value-type="float" office:value="-74.121565937719">
            <text:p>-74.1215659377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Hill</text:p>
          </table:table-cell>
          <table:table-cell office:value-type="float" office:value="40.6784025547954">
            <text:p>40.6784025548</text:p>
          </table:table-cell>
          <table:table-cell office:value-type="float" office:value="-73.913068317874">
            <text:p>-73.9130683179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Ocean Parkway</text:p>
          </table:table-cell>
          <table:table-cell office:value-type="float" office:value="40.6130597666794">
            <text:p>40.6130597667</text:p>
          </table:table-cell>
          <table:table-cell office:value-type="float" office:value="-73.9683667803554">
            <text:p>-73.9683667804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Old Town</text:p>
          </table:table-cell>
          <table:table-cell office:value-type="float" office:value="40.5963289137951">
            <text:p>40.5963289138</text:p>
          </table:table-cell>
          <table:table-cell office:value-type="float" office:value="-74.0875111800558">
            <text:p>-74.0875111801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Olinville</text:p>
          </table:table-cell>
          <table:table-cell office:value-type="float" office:value="40.8713707819237">
            <text:p>40.8713707819</text:p>
          </table:table-cell>
          <table:table-cell office:value-type="float" office:value="-73.8633236165278">
            <text:p>-73.8633236165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Ozone Park</text:p>
          </table:table-cell>
          <table:table-cell office:value-type="float" office:value="40.6807084682654">
            <text:p>40.6807084683</text:p>
          </table:table-cell>
          <table:table-cell office:value-type="float" office:value="-73.8432026617345">
            <text:p>-73.8432026617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erdegat Basin</text:p>
          </table:table-cell>
          <table:table-cell office:value-type="float" office:value="40.6313175503967">
            <text:p>40.6313175504</text:p>
          </table:table-cell>
          <table:table-cell office:value-type="float" office:value="-73.9023347429584">
            <text:p>-73.902334743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ark Hill</text:p>
          </table:table-cell>
          <table:table-cell office:value-type="float" office:value="40.6091904443456">
            <text:p>40.6091904443</text:p>
          </table:table-cell>
          <table:table-cell office:value-type="float" office:value="-74.080157349363">
            <text:p>-74.0801573494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ark Slope</text:p>
          </table:table-cell>
          <table:table-cell office:value-type="float" office:value="40.672320522682">
            <text:p>40.6723205227</text:p>
          </table:table-cell>
          <table:table-cell office:value-type="float" office:value="-73.9770503018392">
            <text:p>-73.9770503018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Parkchester</text:p>
          </table:table-cell>
          <table:table-cell office:value-type="float" office:value="40.8379378222673">
            <text:p>40.8379378223</text:p>
          </table:table-cell>
          <table:table-cell office:value-type="float" office:value="-73.8560031053578">
            <text:p>-73.8560031054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Bay</text:p>
          </table:table-cell>
          <table:table-cell office:value-type="float" office:value="40.8506414094034">
            <text:p>40.8506414094</text:p>
          </table:table-cell>
          <table:table-cell office:value-type="float" office:value="-73.8320737824047">
            <text:p>-73.8320737824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Gardens</text:p>
          </table:table-cell>
          <table:table-cell office:value-type="float" office:value="40.86296562478">
            <text:p>40.8629656248</text:p>
          </table:table-cell>
          <table:table-cell office:value-type="float" office:value="-73.8416119483122">
            <text:p>-73.8416119483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Pelham Parkway</text:p>
          </table:table-cell>
          <table:table-cell office:value-type="float" office:value="40.8574134980887">
            <text:p>40.8574134981</text:p>
          </table:table-cell>
          <table:table-cell office:value-type="float" office:value="-73.85475564018">
            <text:p>-73.8547556402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leasant Plains</text:p>
          </table:table-cell>
          <table:table-cell office:value-type="float" office:value="40.5246993761181">
            <text:p>40.5246993761</text:p>
          </table:table-cell>
          <table:table-cell office:value-type="float" office:value="-74.2198310661678">
            <text:p>-74.2198310662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Pomonok</text:p>
          </table:table-cell>
          <table:table-cell office:value-type="float" office:value="40.7349361807548">
            <text:p>40.7349361808</text:p>
          </table:table-cell>
          <table:table-cell office:value-type="float" office:value="-73.8048612004054">
            <text:p>-73.8048612004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Ivory</text:p>
          </table:table-cell>
          <table:table-cell office:value-type="float" office:value="40.6396829784554">
            <text:p>40.6396829785</text:p>
          </table:table-cell>
          <table:table-cell office:value-type="float" office:value="-74.1746453299354">
            <text:p>-74.1746453299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Port Morris</text:p>
          </table:table-cell>
          <table:table-cell office:value-type="float" office:value="40.8016636277562">
            <text:p>40.8016636278</text:p>
          </table:table-cell>
          <table:table-cell office:value-type="float" office:value="-73.9132213938614">
            <text:p>-73.9132213939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ort Richmond</text:p>
          </table:table-cell>
          <table:table-cell office:value-type="float" office:value="40.6336693055436">
            <text:p>40.6336693055</text:p>
          </table:table-cell>
          <table:table-cell office:value-type="float" office:value="-74.1294342679701">
            <text:p>-74.129434268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Prince's Bay</text:p>
          </table:table-cell>
          <table:table-cell office:value-type="float" office:value="40.5262640673481">
            <text:p>40.5262640673</text:p>
          </table:table-cell>
          <table:table-cell office:value-type="float" office:value="-74.2015255645766">
            <text:p>-74.2015255646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Heights</text:p>
          </table:table-cell>
          <table:table-cell office:value-type="float" office:value="40.6768222622547">
            <text:p>40.6768222623</text:p>
          </table:table-cell>
          <table:table-cell office:value-type="float" office:value="-73.9648592426269">
            <text:p>-73.9648592426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Lefferts Gardens</text:p>
          </table:table-cell>
          <table:table-cell office:value-type="float" office:value="40.6584200174698">
            <text:p>40.6584200175</text:p>
          </table:table-cell>
          <table:table-cell office:value-type="float" office:value="-73.9548986707771">
            <text:p>-73.9548986708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Prospect Park South</text:p>
          </table:table-cell>
          <table:table-cell office:value-type="float" office:value="40.6470086031852">
            <text:p>40.6470086032</text:p>
          </table:table-cell>
          <table:table-cell office:value-type="float" office:value="-73.9626131671605">
            <text:p>-73.9626131672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 Village</text:p>
          </table:table-cell>
          <table:table-cell office:value-type="float" office:value="40.7188930921674">
            <text:p>40.7188930922</text:p>
          </table:table-cell>
          <table:table-cell office:value-type="float" office:value="-73.7387148457843">
            <text:p>-73.7387148458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oro Hill</text:p>
          </table:table-cell>
          <table:table-cell office:value-type="float" office:value="40.7445723092867">
            <text:p>40.7445723093</text:p>
          </table:table-cell>
          <table:table-cell office:value-type="float" office:value="-73.8258091511056">
            <text:p>-73.8258091511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Queensbridge</text:p>
          </table:table-cell>
          <table:table-cell office:value-type="float" office:value="40.7560912970947">
            <text:p>40.7560912971</text:p>
          </table:table-cell>
          <table:table-cell office:value-type="float" office:value="-73.9456307033409">
            <text:p>-73.9456307033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andall Manor</text:p>
          </table:table-cell>
          <table:table-cell office:value-type="float" office:value="40.6356300068115">
            <text:p>40.6356300068</text:p>
          </table:table-cell>
          <table:table-cell office:value-type="float" office:value="-74.0980506237389">
            <text:p>-74.0980506237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Ravenswood</text:p>
          </table:table-cell>
          <table:table-cell office:value-type="float" office:value="40.7617045260542">
            <text:p>40.7617045261</text:p>
          </table:table-cell>
          <table:table-cell office:value-type="float" office:value="-73.9315750607288">
            <text:p>-73.9315750607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d Hook</text:p>
          </table:table-cell>
          <table:table-cell office:value-type="float" office:value="40.6762532302509">
            <text:p>40.6762532303</text:p>
          </table:table-cell>
          <table:table-cell office:value-type="float" office:value="-74.0127589747356">
            <text:p>-74.0127589747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Rego Park</text:p>
          </table:table-cell>
          <table:table-cell office:value-type="float" office:value="40.7289740948074">
            <text:p>40.7289740948</text:p>
          </table:table-cell>
          <table:table-cell office:value-type="float" office:value="-73.8578268690537">
            <text:p>-73.8578268691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Remsen Village</text:p>
          </table:table-cell>
          <table:table-cell office:value-type="float" office:value="40.6521174517935">
            <text:p>40.6521174518</text:p>
          </table:table-cell>
          <table:table-cell office:value-type="float" office:value="-73.9166533197805">
            <text:p>-73.9166533198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Richmond Hill</text:p>
          </table:table-cell>
          <table:table-cell office:value-type="float" office:value="40.6979473147176">
            <text:p>40.6979473147</text:p>
          </table:table-cell>
          <table:table-cell office:value-type="float" office:value="-73.8318332144689">
            <text:p>-73.8318332145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Town</text:p>
          </table:table-cell>
          <table:table-cell office:value-type="float" office:value="40.569605942755">
            <text:p>40.5696059428</text:p>
          </table:table-cell>
          <table:table-cell office:value-type="float" office:value="-74.1340572986257">
            <text:p>-74.1340572986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ichmond Valley</text:p>
          </table:table-cell>
          <table:table-cell office:value-type="float" office:value="40.5195414574891">
            <text:p>40.5195414575</text:p>
          </table:table-cell>
          <table:table-cell office:value-type="float" office:value="-74.2295708062694">
            <text:p>-74.2295708063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Ridgewood</text:p>
          </table:table-cell>
          <table:table-cell office:value-type="float" office:value="40.7083231561386">
            <text:p>40.7083231561</text:p>
          </table:table-cell>
          <table:table-cell office:value-type="float" office:value="-73.9014351755959">
            <text:p>-73.9014351756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Riverdale</text:p>
          </table:table-cell>
          <table:table-cell office:value-type="float" office:value="40.8908344938913">
            <text:p>40.8908344939</text:p>
          </table:table-cell>
          <table:table-cell office:value-type="float" office:value="-73.9125854610857">
            <text:p>-73.9125854611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Rochdale</text:p>
          </table:table-cell>
          <table:table-cell office:value-type="float" office:value="40.6752113959173">
            <text:p>40.6752113959</text:p>
          </table:table-cell>
          <table:table-cell office:value-type="float" office:value="-73.7725878762091">
            <text:p>-73.7725878762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Beach</text:p>
          </table:table-cell>
          <table:table-cell office:value-type="float" office:value="40.5828016968456">
            <text:p>40.5828016968</text:p>
          </table:table-cell>
          <table:table-cell office:value-type="float" office:value="-73.8223612108875">
            <text:p>-73.8223612109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Rockaway Park</text:p>
          </table:table-cell>
          <table:table-cell office:value-type="float" office:value="40.5803429564613">
            <text:p>40.5803429565</text:p>
          </table:table-cell>
          <table:table-cell office:value-type="float" office:value="-73.8415337022619">
            <text:p>-73.8415337023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Roosevelt Island</text:p>
          </table:table-cell>
          <table:table-cell office:value-type="float" office:value="40.7621596057628">
            <text:p>40.7621596058</text:p>
          </table:table-cell>
          <table:table-cell office:value-type="float" office:value="-73.9491676922795">
            <text:p>-73.9491676923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ebank</text:p>
          </table:table-cell>
          <table:table-cell office:value-type="float" office:value="40.6153049465276">
            <text:p>40.6153049465</text:p>
          </table:table-cell>
          <table:table-cell office:value-type="float" office:value="-74.0698052671614">
            <text:p>-74.0698052672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Rosedale</text:p>
          </table:table-cell>
          <table:table-cell office:value-type="float" office:value="40.6598164334281">
            <text:p>40.6598164334</text:p>
          </table:table-cell>
          <table:table-cell office:value-type="float" office:value="-73.7352607942828">
            <text:p>-73.7352607943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Rossville</text:p>
          </table:table-cell>
          <table:table-cell office:value-type="float" office:value="40.5494040065007">
            <text:p>40.5494040065</text:p>
          </table:table-cell>
          <table:table-cell office:value-type="float" office:value="-74.2157285111395">
            <text:p>-74.2157285111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Roxbury</text:p>
          </table:table-cell>
          <table:table-cell office:value-type="float" office:value="40.5673758895703">
            <text:p>40.5673758896</text:p>
          </table:table-cell>
          <table:table-cell office:value-type="float" office:value="-73.8921376023282">
            <text:p>-73.8921376023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Rugby</text:p>
          </table:table-cell>
          <table:table-cell office:value-type="float" office:value="40.6555723132808">
            <text:p>40.6555723133</text:p>
          </table:table-cell>
          <table:table-cell office:value-type="float" office:value="-73.9268821261696">
            <text:p>-73.9268821262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andy Ground</text:p>
          </table:table-cell>
          <table:table-cell office:value-type="float" office:value="40.5411399220918">
            <text:p>40.5411399221</text:p>
          </table:table-cell>
          <table:table-cell office:value-type="float" office:value="-74.2177663606857">
            <text:p>-74.2177663607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Schuylerville</text:p>
          </table:table-cell>
          <table:table-cell office:value-type="float" office:value="40.8265795168692">
            <text:p>40.8265795169</text:p>
          </table:table-cell>
          <table:table-cell office:value-type="float" office:value="-73.8262027599407">
            <text:p>-73.8262027599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ea Gate</text:p>
          </table:table-cell>
          <table:table-cell office:value-type="float" office:value="40.5763753789022">
            <text:p>40.5763753789</text:p>
          </table:table-cell>
          <table:table-cell office:value-type="float" office:value="-74.0078731120024">
            <text:p>-74.007873112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heepshead Bay</text:p>
          </table:table-cell>
          <table:table-cell office:value-type="float" office:value="40.5868901267838">
            <text:p>40.5868901268</text:p>
          </table:table-cell>
          <table:table-cell office:value-type="float" office:value="-73.9431864048298">
            <text:p>-73.9431864048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hore Acres</text:p>
          </table:table-cell>
          <table:table-cell office:value-type="float" office:value="40.6097193407928">
            <text:p>40.6097193408</text:p>
          </table:table-cell>
          <table:table-cell office:value-type="float" office:value="-74.0666776606177">
            <text:p>-74.0666776606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ilver Lake</text:p>
          </table:table-cell>
          <table:table-cell office:value-type="float" office:value="40.6191931079268">
            <text:p>40.6191931079</text:p>
          </table:table-cell>
          <table:table-cell office:value-type="float" office:value="-74.0962902923546">
            <text:p>-74.0962902924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oho</text:p>
          </table:table-cell>
          <table:table-cell office:value-type="float" office:value="40.7221838413179">
            <text:p>40.7221838413</text:p>
          </table:table-cell>
          <table:table-cell office:value-type="float" office:value="-74.0006566695976">
            <text:p>-74.0006566696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Somerville</text:p>
          </table:table-cell>
          <table:table-cell office:value-type="float" office:value="40.5977106156577">
            <text:p>40.5977106157</text:p>
          </table:table-cell>
          <table:table-cell office:value-type="float" office:value="-73.7966475084405">
            <text:p>-73.7966475084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Soundview</text:p>
          </table:table-cell>
          <table:table-cell office:value-type="float" office:value="40.821012197914">
            <text:p>40.8210121979</text:p>
          </table:table-cell>
          <table:table-cell office:value-type="float" office:value="-73.8657460955492">
            <text:p>-73.8657460955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outh Beach</text:p>
          </table:table-cell>
          <table:table-cell office:value-type="float" office:value="40.5802474135096">
            <text:p>40.5802474135</text:p>
          </table:table-cell>
          <table:table-cell office:value-type="float" office:value="-74.0795529253982">
            <text:p>-74.0795529254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Jamaica</text:p>
          </table:table-cell>
          <table:table-cell office:value-type="float" office:value="40.6969112537899">
            <text:p>40.6969112538</text:p>
          </table:table-cell>
          <table:table-cell office:value-type="float" office:value="-73.7904261313554">
            <text:p>-73.7904261314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South Ozone Park</text:p>
          </table:table-cell>
          <table:table-cell office:value-type="float" office:value="40.668549577672">
            <text:p>40.6685495777</text:p>
          </table:table-cell>
          <table:table-cell office:value-type="float" office:value="-73.8098647864904">
            <text:p>-73.8098647865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outh Side</text:p>
          </table:table-cell>
          <table:table-cell office:value-type="float" office:value="40.7108614726506">
            <text:p>40.7108614727</text:p>
          </table:table-cell>
          <table:table-cell office:value-type="float" office:value="-73.9580009515333">
            <text:p>-73.9580009515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Springfield Gardens</text:p>
          </table:table-cell>
          <table:table-cell office:value-type="float" office:value="40.6662304903686">
            <text:p>40.6662304904</text:p>
          </table:table-cell>
          <table:table-cell office:value-type="float" office:value="-73.7604209268229">
            <text:p>-73.7604209268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Spuyten Duyvil</text:p>
          </table:table-cell>
          <table:table-cell office:value-type="float" office:value="40.8813949772709">
            <text:p>40.8813949773</text:p>
          </table:table-cell>
          <table:table-cell office:value-type="float" office:value="-73.9171904821039">
            <text:p>-73.9171904821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St. Albans</text:p>
          </table:table-cell>
          <table:table-cell office:value-type="float" office:value="40.6944453852236">
            <text:p>40.6944453852</text:p>
          </table:table-cell>
          <table:table-cell office:value-type="float" office:value="-73.7586760372772">
            <text:p>-73.7586760373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. George</text:p>
          </table:table-cell>
          <table:table-cell office:value-type="float" office:value="40.6449815710044">
            <text:p>40.644981571</text:p>
          </table:table-cell>
          <table:table-cell office:value-type="float" office:value="-74.079353125128">
            <text:p>-74.0793531251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tapleton</text:p>
          </table:table-cell>
          <table:table-cell office:value-type="float" office:value="40.6269276253818">
            <text:p>40.6269276254</text:p>
          </table:table-cell>
          <table:table-cell office:value-type="float" office:value="-74.0779019266007">
            <text:p>-74.0779019266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tarrett City</text:p>
          </table:table-cell>
          <table:table-cell office:value-type="float" office:value="40.6475890523087">
            <text:p>40.6475890523</text:p>
          </table:table-cell>
          <table:table-cell office:value-type="float" office:value="-73.8793697004588">
            <text:p>-73.8793697005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Steinway</text:p>
          </table:table-cell>
          <table:table-cell office:value-type="float" office:value="40.7759230156429">
            <text:p>40.7759230156</text:p>
          </table:table-cell>
          <table:table-cell office:value-type="float" office:value="-73.9022896039167">
            <text:p>-73.9022896039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tuyvesant Town</text:p>
          </table:table-cell>
          <table:table-cell office:value-type="float" office:value="40.7309995547706">
            <text:p>40.7309995548</text:p>
          </table:table-cell>
          <table:table-cell office:value-type="float" office:value="-73.974051704692">
            <text:p>-73.9740517047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</text:p>
          </table:table-cell>
          <table:table-cell office:value-type="float" office:value="40.7401762835192">
            <text:p>40.7401762835</text:p>
          </table:table-cell>
          <table:table-cell office:value-type="float" office:value="-73.9269161756158">
            <text:p>-73.9269161756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Sunnyside</text:p>
          </table:table-cell>
          <table:table-cell office:value-type="float" office:value="40.6127601575649">
            <text:p>40.6127601576</text:p>
          </table:table-cell>
          <table:table-cell office:value-type="float" office:value="-74.0971255217853">
            <text:p>-74.0971255218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Sunnyside Gardens</text:p>
          </table:table-cell>
          <table:table-cell office:value-type="float" office:value="40.7456518060808">
            <text:p>40.7456518061</text:p>
          </table:table-cell>
          <table:table-cell office:value-type="float" office:value="-73.9181928643168">
            <text:p>-73.9181928643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Sunset Park</text:p>
          </table:table-cell>
          <table:table-cell office:value-type="float" office:value="40.6451029492543">
            <text:p>40.6451029493</text:p>
          </table:table-cell>
          <table:table-cell office:value-type="float" office:value="-74.0103161852778">
            <text:p>-74.0103161853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Sutton Place</text:p>
          </table:table-cell>
          <table:table-cell office:value-type="float" office:value="40.7602803313137">
            <text:p>40.7602803313</text:p>
          </table:table-cell>
          <table:table-cell office:value-type="float" office:value="-73.963556140943">
            <text:p>-73.9635561409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Throgs Neck</text:p>
          </table:table-cell>
          <table:table-cell office:value-type="float" office:value="40.8151092580401">
            <text:p>40.815109258</text:p>
          </table:table-cell>
          <table:table-cell office:value-type="float" office:value="-73.8163500215844">
            <text:p>-73.8163500216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dt Hill</text:p>
          </table:table-cell>
          <table:table-cell office:value-type="float" office:value="40.5970685181467">
            <text:p>40.5970685181</text:p>
          </table:table-cell>
          <table:table-cell office:value-type="float" office:value="-74.1113288180088">
            <text:p>-74.111328818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mpkinsville</text:p>
          </table:table-cell>
          <table:table-cell office:value-type="float" office:value="40.6373160671103">
            <text:p>40.6373160671</text:p>
          </table:table-cell>
          <table:table-cell office:value-type="float" office:value="-74.0805535179012">
            <text:p>-74.0805535179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ottenville</text:p>
          </table:table-cell>
          <table:table-cell office:value-type="float" office:value="40.5053337611564">
            <text:p>40.5053337612</text:p>
          </table:table-cell>
          <table:table-cell office:value-type="float" office:value="-74.2465693423528">
            <text:p>-74.2465693424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Travis</text:p>
          </table:table-cell>
          <table:table-cell office:value-type="float" office:value="40.5863137510328">
            <text:p>40.586313751</text:p>
          </table:table-cell>
          <table:table-cell office:value-type="float" office:value="-74.1907371753812">
            <text:p>-74.1907371754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ribeca</text:p>
          </table:table-cell>
          <table:table-cell office:value-type="float" office:value="40.7215219674432">
            <text:p>40.7215219674</text:p>
          </table:table-cell>
          <table:table-cell office:value-type="float" office:value="-74.0106832855909">
            <text:p>-74.0106832856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dor City</text:p>
          </table:table-cell>
          <table:table-cell office:value-type="float" office:value="40.7469174107402">
            <text:p>40.7469174107</text:p>
          </table:table-cell>
          <table:table-cell office:value-type="float" office:value="-73.9712192872227">
            <text:p>-73.9712192872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Turtle Bay</text:p>
          </table:table-cell>
          <table:table-cell office:value-type="float" office:value="40.7520423695072">
            <text:p>40.7520423695</text:p>
          </table:table-cell>
          <table:table-cell office:value-type="float" office:value="-73.9677082458183">
            <text:p>-73.9677082458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Unionport</text:p>
          </table:table-cell>
          <table:table-cell office:value-type="float" office:value="40.8297742978716">
            <text:p>40.8297742979</text:p>
          </table:table-cell>
          <table:table-cell office:value-type="float" office:value="-73.8505352445194">
            <text:p>-73.8505352445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University Heights</text:p>
          </table:table-cell>
          <table:table-cell office:value-type="float" office:value="40.8557270771966">
            <text:p>40.8557270772</text:p>
          </table:table-cell>
          <table:table-cell office:value-type="float" office:value="-73.9104159619131">
            <text:p>-73.9104159619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East Side</text:p>
          </table:table-cell>
          <table:table-cell office:value-type="float" office:value="40.7756385733018">
            <text:p>40.7756385733</text:p>
          </table:table-cell>
          <table:table-cell office:value-type="float" office:value="-73.96050763135">
            <text:p>-73.9605076314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Upper West Side</text:p>
          </table:table-cell>
          <table:table-cell office:value-type="float" office:value="40.7876579985349">
            <text:p>40.7876579985</text:p>
          </table:table-cell>
          <table:table-cell office:value-type="float" office:value="-73.977059236306">
            <text:p>-73.9770592363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Utopia</text:p>
          </table:table-cell>
          <table:table-cell office:value-type="float" office:value="40.7335002542976">
            <text:p>40.7335002543</text:p>
          </table:table-cell>
          <table:table-cell office:value-type="float" office:value="-73.7967167802835">
            <text:p>-73.7967167803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Van Nest</text:p>
          </table:table-cell>
          <table:table-cell office:value-type="float" office:value="40.8436084712472">
            <text:p>40.8436084712</text:p>
          </table:table-cell>
          <table:table-cell office:value-type="float" office:value="-73.8662991807561">
            <text:p>-73.8662991808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Vinegar Hill</text:p>
          </table:table-cell>
          <table:table-cell office:value-type="float" office:value="40.7033214988287">
            <text:p>40.7033214988</text:p>
          </table:table-cell>
          <table:table-cell office:value-type="float" office:value="-73.9811160359239">
            <text:p>-73.9811160359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Wakefield</text:p>
          </table:table-cell>
          <table:table-cell office:value-type="float" office:value="40.89470517661">
            <text:p>40.8947051766</text:p>
          </table:table-cell>
          <table:table-cell office:value-type="float" office:value="-73.847200520549">
            <text:p>-73.8472005205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ashington Heights</text:p>
          </table:table-cell>
          <table:table-cell office:value-type="float" office:value="40.8519025255531">
            <text:p>40.8519025256</text:p>
          </table:table-cell>
          <table:table-cell office:value-type="float" office:value="-73.9369002798523">
            <text:p>-73.9369002799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eeksville</text:p>
          </table:table-cell>
          <table:table-cell office:value-type="float" office:value="40.6750398650324">
            <text:p>40.675039865</text:p>
          </table:table-cell>
          <table:table-cell office:value-type="float" office:value="-73.9305310881734">
            <text:p>-73.9305310882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 Brighton</text:p>
          </table:table-cell>
          <table:table-cell office:value-type="float" office:value="40.6318789265461">
            <text:p>40.6318789265</text:p>
          </table:table-cell>
          <table:table-cell office:value-type="float" office:value="-74.1071817826561">
            <text:p>-74.1071817827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West Farms</text:p>
          </table:table-cell>
          <table:table-cell office:value-type="float" office:value="40.8394750567265">
            <text:p>40.8394750567</text:p>
          </table:table-cell>
          <table:table-cell office:value-type="float" office:value="-73.8777447491055">
            <text:p>-73.8777447491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West Village</text:p>
          </table:table-cell>
          <table:table-cell office:value-type="float" office:value="40.7344339357243">
            <text:p>40.7344339357</text:p>
          </table:table-cell>
          <table:table-cell office:value-type="float" office:value="-74.0061799812681">
            <text:p>-74.0061799813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Westchester Square</text:p>
          </table:table-cell>
          <table:table-cell office:value-type="float" office:value="40.8406194964327">
            <text:p>40.8406194964</text:p>
          </table:table-cell>
          <table:table-cell office:value-type="float" office:value="-73.8421940760444">
            <text:p>-73.842194076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esterleigh</text:p>
          </table:table-cell>
          <table:table-cell office:value-type="float" office:value="40.6210904727541">
            <text:p>40.6210904728</text:p>
          </table:table-cell>
          <table:table-cell office:value-type="float" office:value="-74.133041439517">
            <text:p>-74.1330414395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Whitestone</text:p>
          </table:table-cell>
          <table:table-cell office:value-type="float" office:value="40.7812907660269">
            <text:p>40.781290766</text:p>
          </table:table-cell>
          <table:table-cell office:value-type="float" office:value="-73.8142021661086">
            <text:p>-73.8142021661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Williamsbridge</text:p>
          </table:table-cell>
          <table:table-cell office:value-type="float" office:value="40.8810388781921">
            <text:p>40.8810388782</text:p>
          </table:table-cell>
          <table:table-cell office:value-type="float" office:value="-73.8574464297421">
            <text:p>-73.8574464297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lliamsburg</text:p>
          </table:table-cell>
          <table:table-cell office:value-type="float" office:value="40.7071443934425">
            <text:p>40.7071443934</text:p>
          </table:table-cell>
          <table:table-cell office:value-type="float" office:value="-73.9581152922093">
            <text:p>-73.9581152922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illowbrook</text:p>
          </table:table-cell>
          <table:table-cell office:value-type="float" office:value="40.6037069262737">
            <text:p>40.6037069263</text:p>
          </table:table-cell>
          <table:table-cell office:value-type="float" office:value="-74.132084474843">
            <text:p>-74.1320844748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dsor Terrace</text:p>
          </table:table-cell>
          <table:table-cell office:value-type="float" office:value="40.656945835751">
            <text:p>40.6569458358</text:p>
          </table:table-cell>
          <table:table-cell office:value-type="float" office:value="-73.9800734043017">
            <text:p>-73.9800734043</text:p>
          </table:table-cell>
          <table:table-cell table:number-columns-repeated="2"/>
        </table:table-row>
        <table:table-row table:style-name="ro2">
          <table:table-cell office:value-type="string">
            <text:p>Brooklyn</text:p>
          </table:table-cell>
          <table:table-cell office:value-type="string">
            <text:p>Wingate</text:p>
          </table:table-cell>
          <table:table-cell office:value-type="float" office:value="40.6609465618811">
            <text:p>40.6609465619</text:p>
          </table:table-cell>
          <table:table-cell office:value-type="float" office:value="-73.9371868055931">
            <text:p>-73.9371868056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haven</text:p>
          </table:table-cell>
          <table:table-cell office:value-type="float" office:value="40.6898868791579">
            <text:p>40.6898868792</text:p>
          </table:table-cell>
          <table:table-cell office:value-type="float" office:value="-73.8581104655432">
            <text:p>-73.8581104655</text:p>
          </table:table-cell>
          <table:table-cell table:number-columns-repeated="2"/>
        </table:table-row>
        <table:table-row table:style-name="ro2">
          <table:table-cell office:value-type="string">
            <text:p>Bronx</text:p>
          </table:table-cell>
          <table:table-cell office:value-type="string">
            <text:p>Woodlawn</text:p>
          </table:table-cell>
          <table:table-cell office:value-type="float" office:value="40.8982726121381">
            <text:p>40.8982726121</text:p>
          </table:table-cell>
          <table:table-cell office:value-type="float" office:value="-73.8673149681418">
            <text:p>-73.8673149681</text:p>
          </table:table-cell>
          <table:table-cell table:number-columns-repeated="2"/>
        </table:table-row>
        <table:table-row table:style-name="ro2">
          <table:table-cell office:value-type="string">
            <text:p>Staten Island</text:p>
          </table:table-cell>
          <table:table-cell office:value-type="string">
            <text:p>Woodrow</text:p>
          </table:table-cell>
          <table:table-cell office:value-type="float" office:value="40.5419676228888">
            <text:p>40.5419676229</text:p>
          </table:table-cell>
          <table:table-cell office:value-type="float" office:value="-74.2052458248033">
            <text:p>-74.2052458248</text:p>
          </table:table-cell>
          <table:table-cell table:number-columns-repeated="2"/>
        </table:table-row>
        <table:table-row table:style-name="ro2">
          <table:table-cell office:value-type="string">
            <text:p>Queens</text:p>
          </table:table-cell>
          <table:table-cell office:value-type="string">
            <text:p>Woodside</text:p>
          </table:table-cell>
          <table:table-cell office:value-type="float" office:value="40.7463490886022">
            <text:p>40.7463490886</text:p>
          </table:table-cell>
          <table:table-cell office:value-type="float" office:value="-73.9018416683828">
            <text:p>-73.9018416684</text:p>
          </table:table-cell>
          <table:table-cell table:number-columns-repeated="2"/>
        </table:table-row>
        <table:table-row table:style-name="ro2">
          <table:table-cell office:value-type="string">
            <text:p>Manhattan</text:p>
          </table:table-cell>
          <table:table-cell office:value-type="string">
            <text:p>Yorkville</text:p>
          </table:table-cell>
          <table:table-cell office:value-type="float" office:value="40.7759298498849">
            <text:p>40.7759298499</text:p>
          </table:table-cell>
          <table:table-cell office:value-type="float" office:value="-73.9471178447183">
            <text:p>-73.9471178447</text:p>
          </table:table-cell>
          <table:table-cell table:number-columns-repeated="2"/>
        </table:table-row>
        <table:table-row table:style-name="ro2" table:number-rows-repeated="1048268">
          <table:table-cell table:number-columns-repeated="6"/>
        </table:table-row>
        <table:table-row table:style-name="ro2">
          <table:table-cell table:number-columns-repeated="6"/>
        </table:table-row>
      </table:table>
      <table:database-ranges>
        <table:database-range table:target-range-address="nyc_geo.F1:nyc_geo.F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F" svg:font-family="" style:font-family-generic="roman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HK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percentage-style style:name="N118">
      <number:number number:decimal-places="1" number:min-integer-digits="1"/>
      <number:text>%</number:text>
    </number:percentage-style>
    <number:number-style style:name="N8116P0" style:volatile="true" number:language="en" number:country="HK">
      <number:number number:decimal-places="0" number:min-integer-digits="1" number:grouping="true"/>
    </number:number-style>
    <number:number-style style:name="N8116" number:language="en" number:country="HK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HK">
      <number:number number:decimal-places="0" number:min-integer-digits="1" number:grouping="true"/>
    </number:number-style>
    <number:number-style style:name="N8117" number:language="en" number:country="HK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HK">
      <number:number number:decimal-places="2" number:min-integer-digits="1" number:grouping="true"/>
    </number:number-style>
    <number:number-style style:name="N8118" number:language="en" number:country="HK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HK">
      <number:number number:decimal-places="2" number:min-integer-digits="1" number:grouping="true"/>
    </number:number-style>
    <number:number-style style:name="N8119" number:language="en" number:country="HK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0P0" style:volatile="true" number:language="en" number:country="HK">
      <number:text> </number:text>
      <number:number number:decimal-places="0" number:min-integer-digits="1" number:grouping="true"/>
      <number:text> </number:text>
    </number:number-style>
    <number:number-style style:name="N8120P1" style:volatile="true" number:language="en" number:country="HK">
      <number:text>-</number:text>
      <number:number number:decimal-places="0" number:min-integer-digits="1" number:grouping="true"/>
      <number:text> </number:text>
    </number:number-style>
    <number:number-style style:name="N8120P2" style:volatile="true" number:language="en" number:country="HK">
      <number:text> - </number:text>
    </number:number-style>
    <number:text-style style:name="N8120" number:language="en" number:country="HK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n" number:country="HK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en" number:country="HK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en" number:country="HK">
      <number:text> -</number:text>
      <number:number number:decimal-places="0" number:min-integer-digits="0"/>
      <number:text> </number:text>
    </number:number-style>
    <number:text-style style:name="N8121" number:language="en" number:country="HK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time-style style:name="N8122" number:language="en" number:country="HK">
      <number:minutes number:style="long"/>
      <number:text>:</number:text>
      <number:seconds number:style="long"/>
    </number:time-style>
    <number:time-style style:name="N8123" number:language="en" number:country="HK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4" number:language="en" number:country="HK">
      <number:minutes number:style="long"/>
      <number:text>:</number:text>
      <number:seconds number:style="long" number:decimal-places="1"/>
    </number:time-style>
    <number:number-style style:name="N8125" number:language="en" number:country="HK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16">03/16/2022</text:date>, <text:time>04:36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16T04:36:28</dc:date>
    <dc:creator>Kay Cheung</dc:creator>
    <meta:generator>OpenOffice/4.1.10$Unix OpenOffice.org_project/4110m2$Build-9807</meta:generator>
    <meta:editing-duration>PT15H39M31S</meta:editing-duration>
    <meta:editing-cycles>10</meta:editing-cycles>
    <meta:document-statistic meta:table-count="2" meta:cell-count="3083" meta:object-count="0"/>
  </office:meta>
</office:document-meta>
</file>